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, monospace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  <style:font-face style:name="sans-serif" svg:font-family="sans-serif"/>
    <style:font-face style:name="verdana" svg:font-family="verdana, arial, helvetica, 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a0808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officeooo:paragraph-rsid="000a0808" style:font-size-asian="14pt" style:font-name-complex="Times New Roman1" style:font-size-complex="14pt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officeooo:rsid="0012a4ce" officeooo:paragraph-rsid="0012a4ce" style:font-size-asian="14pt" style:font-name-complex="Times New Roman1" style:font-size-complex="14pt"/>
    </style:style>
    <style:style style:name="P10" style:family="paragraph" style:parent-style-name="Standard">
      <style:paragraph-properties fo:margin-left="-1.501cm" fo:margin-right="0cm" fo:margin-top="0cm" fo:margin-bottom="0cm" style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rsid="000c98ee" officeooo:paragraph-rsid="000a0808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b6ecf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20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_20__28_user_29_">
      <style:paragraph-properties fo:text-align="center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_20__28_user_29_"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_20__28_user_29_">
      <style:text-properties style:font-name="Times New Roman" fo:font-size="14pt" fo:font-weight="normal" officeooo:paragraph-rsid="000c98ee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_20__28_user_29_">
      <style:text-properties style:font-name="Times New Roman" fo:font-size="14pt" fo:font-weight="normal" officeooo:paragraph-rsid="000cf8f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28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29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30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31" style:family="paragraph" style:parent-style-name="Standard_20__28_user_29_">
      <style:text-properties officeooo:paragraph-rsid="000a0808"/>
    </style:style>
    <style:style style:name="P32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1" style:font-size-complex="14pt"/>
    </style:style>
    <style:style style:name="P33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1" style:font-size-complex="14pt"/>
    </style:style>
    <style:style style:name="P34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1" style:font-size-complex="14pt"/>
    </style:style>
    <style:style style:name="P35" style:family="paragraph" style:parent-style-name="List_20_Paragraph" style:list-style-name="WWNum15">
      <style:text-properties style:font-name="Times New Roman" fo:font-size="14pt" officeooo:paragraph-rsid="000a0808" style:font-size-asian="14pt" style:font-name-complex="Times New Roman1" style:font-size-complex="14pt"/>
    </style:style>
    <style:style style:name="P36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1" style:font-size-complex="14pt"/>
    </style:style>
    <style:style style:name="P37" style:family="paragraph" style:parent-style-name="List_20_Paragraph" style:list-style-name="WWNum16">
      <style:text-properties style:font-name="Times New Roman" fo:font-size="14pt" officeooo:rsid="000eedc6" officeooo:paragraph-rsid="000eedc6" style:font-size-asian="14pt" style:font-name-complex="Times New Roman1" style:font-size-complex="14pt"/>
    </style:style>
    <style:style style:name="P38" style:family="paragraph" style:parent-style-name="List_20_Paragraph" style:list-style-name="WWNum17">
      <style:text-properties style:font-name="Times New Roman" fo:font-size="14pt" officeooo:paragraph-rsid="000a0808" style:font-size-asian="14pt" style:font-name-complex="Times New Roman1" style:font-size-complex="14pt"/>
    </style:style>
    <style:style style:name="P39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1" style:font-size-complex="14pt"/>
    </style:style>
    <style:style style:name="P40" style:family="paragraph" style:parent-style-name="List_20_Paragraph" style:list-style-name="L5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style:font-name="Times New Roman" fo:font-size="14pt" officeooo:rsid="0018680d" officeooo:paragraph-rsid="0018680d" style:font-size-asian="14pt" style:font-name-complex="Times New Roman1" style:font-size-complex="14pt"/>
    </style:style>
    <style:style style:name="P41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2" style:family="paragraph" style:parent-style-name="Standard">
      <style:text-properties fo:color="#000000" loext:opacity="100%" style:font-name="TimesNewRoman" fo:font-size="14pt" fo:font-weight="normal" officeooo:rsid="002c272f" officeooo:paragraph-rsid="000b6ecf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text-properties fo:color="#000000" loext:opacity="100%" style:font-name="TimesNewRoman" fo:font-size="14pt" fo:font-weight="normal" officeooo:rsid="0017fd91" officeooo:paragraph-rsid="0017fd91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text-properties style:font-name="TimesNewRoman" fo:font-size="14pt" fo:font-weight="normal" officeooo:rsid="0017fd91" officeooo:paragraph-rsid="0017fd91" style:letter-kerning="true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4">
      <style:text-properties style:font-name="TimesNewRoman" fo:font-size="14pt" fo:font-weight="normal" officeooo:rsid="0017fd91" officeooo:paragraph-rsid="0017fd91" style:letter-kerning="true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50%" fo:text-align="start" style:justify-single-word="false" fo:orphans="0" fo:widows="0" fo:hyphenation-ladder-count="no-limit" fo:text-indent="-0.7cm" style:auto-text-indent="false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style:font-name="TimesNewRoman" fo:font-size="14pt" fo:font-weight="normal" officeooo:rsid="0012a4ce" officeooo:paragraph-rsid="0012a4ce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L3">
      <style:paragraph-properties fo:margin-top="0cm" fo:margin-bottom="0cm" style:contextual-spacing="false" fo:line-height="150%" fo:text-align="start" style:justify-single-word="false">
        <style:tab-stops>
          <style:tab-stop style:position="6.017cm"/>
        </style:tab-stops>
      </style:paragraph-properties>
      <style:text-properties style:font-name="TimesNewRoman" fo:font-size="14pt" fo:font-weight="normal" officeooo:rsid="00127496" officeooo:paragraph-rsid="00127496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>
      <style:text-properties style:font-name="TimesNewRoman" fo:font-size="14pt" fo:font-weight="normal" officeooo:rsid="0017fd91" officeooo:paragraph-rsid="0017fd9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>
        <style:tab-stops>
          <style:tab-stop style:position="6.267cm"/>
        </style:tab-stops>
      </style:paragraph-properties>
      <style:text-properties style:font-name="Times New Roman" fo:font-size="14pt" fo:font-weight="normal" officeooo:rsid="0017fd91" officeooo:paragraph-rsid="0017fd91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.282cm" style:contextual-spacing="false" fo:line-height="100%"/>
      <style:text-properties style:font-name="Times New Roman" fo:font-size="16pt" officeooo:rsid="001b5f41" officeooo:paragraph-rsid="001b5f41" style:font-size-asian="16pt" style:font-name-complex="Times New Roman1" style:font-size-complex="16pt"/>
    </style:style>
    <style:style style:name="P5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1" style:font-size-complex="14pt"/>
    </style:style>
    <style:style style:name="P53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_20__28_user_29_">
      <style:text-properties style:font-name="Times New Roman" fo:font-size="12pt" fo:font-weight="normal" officeooo:paragraph-rsid="000a0808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_20__28_user_29_">
      <style:paragraph-properties fo:margin-top="0cm" fo:margin-bottom="0cm" style:contextual-spacing="false"/>
      <style:text-properties style:use-window-font-color="true" loext:opacity="0%" style:font-name="Times New Roman" fo:font-size="14pt" fo:language="en" fo:country="US" fo:font-weight="bold" officeooo:rsid="0018680d" officeooo:paragraph-rsid="0018680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fd9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7fd91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17fd91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loext:opacity="100%" fo:font-weight="bold" officeooo:rsid="000eedc6" style:font-weight-asian="bold" style:font-weight-complex="bold"/>
    </style:style>
    <style:style style:name="T10" style:family="text">
      <style:text-properties fo:color="#000000" loext:opacity="100%" fo:font-weight="bold" officeooo:rsid="0013526f" style:font-weight-asian="bold" style:font-weight-complex="bold"/>
    </style:style>
    <style:style style:name="T11" style:family="text">
      <style:text-properties fo:color="#000000" loext:opacity="100%" fo:font-weight="bold" officeooo:rsid="0018680d" style:font-weight-asian="bold" style:font-weight-complex="bold"/>
    </style:style>
    <style:style style:name="T12" style:family="text">
      <style:text-properties fo:color="#000000" loext:opacity="100%" fo:font-weight="bold" style:letter-kerning="true" style:font-name-asian="Times New Roman1" style:font-weight-asian="bold" style:font-weight-complex="bold"/>
    </style:style>
    <style:style style:name="T13" style:family="text">
      <style:text-properties fo:color="#000000" loext:opacity="100%" fo:font-weight="normal" officeooo:rsid="0013526f"/>
    </style:style>
    <style:style style:name="T14" style:family="text">
      <style:text-properties fo:color="#000000" loext:opacity="100%" style:letter-kerning="true" style:font-name-asian="Times New Roman1"/>
    </style:style>
    <style:style style:name="T15" style:family="text">
      <style:text-properties fo:color="#000000" loext:opacity="100%" fo:font-size="12pt" style:font-size-asian="12pt" style:font-size-complex="12pt"/>
    </style:style>
    <style:style style:name="T16" style:family="text">
      <style:text-properties officeooo:rsid="000cf8f1" style:font-weight-asian="bold" style:font-weight-complex="bold"/>
    </style:style>
    <style:style style:name="T17" style:family="text">
      <style:text-properties officeooo:rsid="001bf60d"/>
    </style:style>
    <style:style style:name="T18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28"/>
      <text:p text:style-name="P28"/>
      <text:p text:style-name="P30"><text:span text:style-name="T4">Курсовой проект</text:span><text:span text:style-name="T3"> по курсу</text:span></text:p>
      <text:p text:style-name="P17">«Операционные системы»</text:p>
      <text:p text:style-name="P17"/>
      <text:p text:style-name="P30"/>
      <text:p text:style-name="P29"/>
      <text:p text:style-name="P28"/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5">Студент: </text:span><text:span text:style-name="T8">Ядров Артем Леонидович</text:span></text:p>
      <text:p text:style-name="P3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0</text:span></text:p>
      <text:p text:style-name="P3"><text:span text:style-name="T5">Вариант: </text:span><text:span text:style-name="T7">7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6"/>
      <text:p text:style-name="P6"/>
      <text:p text:style-name="P6">Москва, 2021</text:p>
      <text:p text:style-name="P19"><text:soft-page-break/>Содержание</text:p>
      <text:list xml:id="list223823286" text:style-name="WWNum12">
        <text:list-item text:start-value="1">
          <text:p text:style-name="P32">Репозиторий</text:p>
        </text:list-item>
        <text:list-item text:style-override="WWNum13">
          <text:p text:style-name="P33">Постановка задачи</text:p>
        </text:list-item>
        <text:list-item text:style-override="WWNum14">
          <text:p text:style-name="P34">Общие сведения о программе</text:p>
        </text:list-item>
        <text:list-item text:style-override="WWNum15">
          <text:p text:style-name="P35">Общий метод и алгоритм решения</text:p>
        </text:list-item>
        <text:list-item text:style-override="WWNum16">
          <text:p text:style-name="P36">Исходный код</text:p>
        </text:list-item>
        <text:list-item text:style-override="WWNum16">
          <text:p text:style-name="P37">Сборка программы</text:p>
        </text:list-item>
        <text:list-item text:style-override="WWNum17">
          <text:p text:style-name="P38">Демонстрация работы программы</text:p>
        </text:list-item>
        <text:list-item text:style-override="WWNum18">
          <text:p text:style-name="P39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9">Репозиторий</text:p>
      <text:p text:style-name="P31"><text:span text:style-name="Internet_20_link"><text:span text:style-name="T1">https://github.com/Yadroff/OS/tree/master/</text:span></text:span><text:span text:style-name="Internet_20_link"><text:span text:style-name="T2">KP</text:span></text:span></text:p>
      <text:p text:style-name="P8"/>
      <text:p text:style-name="P19">Постановка задачи</text:p>
      <text:h text:style-name="P41" text:outline-level="2">Цель работы</text:h>
      <text:p text:style-name="P44">Целью работы является:</text:p>
      <text:list xml:id="list2270799307" text:style-name="L4">
        <text:list-item>
          <text:p text:style-name="P45">Приобретение практических навыков в использовании знаний, полученных в течении курса</text:p>
        </text:list-item>
        <text:list-item>
          <text:p text:style-name="P45">Проведение исследования в выбранной предметной области</text:p>
        </text:list-item>
      </text:list>
      <text:h text:style-name="P49" text:outline-level="2">Задание</text:h>
      <text:p text:style-name="P42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p>
      <text:p text:style-name="P43">Спроектировать консольную клиент-серверную игру на основе технологии Pipes. </text:p>
      <text:p text:style-name="P48"><text:span text:style-name="T12">Вариант №7:</text:span><text:span text:style-name="T14"> «Быки и коровы» (угадывать необходимо слова). Общение между сервером и клиентом необходимо организовать при помощи pipe'ов. При 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</text:span></text:p>
      <text:p text:style-name="P46"/>
      <text:list xml:id="list2736294044" text:style-name="L3">
        <text:list-header>
          <text:p text:style-name="P47"/>
        </text:list-header>
      </text:list>
      <text:p text:style-name="P13">Общие сведения о программе</text:p>
      <text:p text:style-name="P50">Связь между клиентом и сервером поддерживается путем именнованных pipe’ов. Все клиенты записывают команды в pipe сервера. Сервер же, в свою очередь, создает pipe для клиента и записывает туда. Также организована система аккаунтов (для игры необходимо зарегистрироваться или войти в существующий аккаунт. Все логины и пароли хранятся в шифрованной базе данных), результаты игр записываются в отдельный файл.</text:p>
      <text:p text:style-name="P12">Общий метод и алгоритм решения</text:p>
      <text:p text:style-name="P10"/>
      <text:p text:style-name="P9">Используемые методы системные вызовы:</text:p>
      <text:list xml:id="list722117294" text:style-name="L5">
        <text:list-item>
          <text:p text:style-name="P40">write</text:p>
        </text:list-item>
        <text:list-item>
          <text:p text:style-name="P40">read</text:p>
        </text:list-item>
        <text:list-item>
          <text:p text:style-name="P40">mkfifo</text:p>
        </text:list-item>
        <text:list-item>
          <text:p text:style-name="P40"><text:soft-page-break/>perror</text:p>
          <text:p text:style-name="P40">Также используется библиотека «fstream» для чтения/записи в файл.</text:p>
        </text:list-item>
      </text:list>
      <text:p text:style-name="P16"/>
      <text:p text:style-name="P11"/>
      <text:p text:style-name="P12">Исходный код</text:p>
      <text:p text:style-name="P57">functions.h</text:p>
      <text:p text:style-name="P56">#ifndef KP_FUNCTIONS_H</text:p>
      <text:p text:style-name="P56">#define KP_FUNCTIONS_H</text:p>
      <text:p text:style-name="P56"/>
      <text:p text:style-name="P56">#include &lt;valarray&gt;</text:p>
      <text:p text:style-name="P56">#include &lt;string&gt;</text:p>
      <text:p text:style-name="P56">#include &lt;iostream&gt;</text:p>
      <text:p text:style-name="P56">#include &lt;vector&gt;</text:p>
      <text:p text:style-name="P56">#include &lt;unistd.h&gt;</text:p>
      <text:p text:style-name="P56"/>
      <text:p text:style-name="P56">const char *SERVER_INPUT_FILE_NAME = "server_in";</text:p>
      <text:p text:style-name="P56">const char *DATA_BASE_FILE_NAME = "data_base";</text:p>
      <text:p text:style-name="P56">const char *RESULTS_FILE_NAME = "results";</text:p>
      <text:p text:style-name="P56">const char *SECRET_KEY = "$";</text:p>
      <text:p text:style-name="P56">const std::string ADMIN_NAME("Yadroff");</text:p>
      <text:p text:style-name="P56">const std::string ADMIN_PASSWORD("qwerty");</text:p>
      <text:p text:style-name="P56">const int INF = (int) pow(10, 9) + 7;</text:p>
      <text:p text:style-name="P56">#define ACCESS_PERMS S_IRWXO | S_IRWXG | S_IRWXU</text:p>
      <text:p text:style-name="P56">std::pair&lt;int, int&gt; transform(std::pair&lt;std::string, std::string&gt; &amp;pair) {</text:p>
      <text:p text:style-name="P56"><text:s text:c="4"/>/* Преобразование пары строк в пару чисел происходит следующим образом:</text:p>
      <text:p text:style-name="P56"><text:s text:c="5"/>* первая строка проходится в прямом порядке от начала к концу и хэшируется</text:p>
      <text:p text:style-name="P56"><text:s text:c="5"/>* вторая строка проходится в обратном порядке*/</text:p>
      <text:p text:style-name="P56"><text:s text:c="4"/>std::string first_string = pair.first, second_string = pair.second;</text:p>
      <text:p text:style-name="P56"><text:s text:c="4"/>int first = 0, second = 0;</text:p>
      <text:p text:style-name="P56"><text:s text:c="4"/>for (auto i: first_string) {</text:p>
      <text:p text:style-name="P56"><text:s text:c="8"/>first = (first * 10 + i) % INF;</text:p>
      <text:p text:style-name="P56"><text:s text:c="4"/>}</text:p>
      <text:p text:style-name="P56"><text:soft-page-break/><text:s text:c="4"/>for (auto it = second_string.rbegin(); it != second_string.rend(); ++it) {</text:p>
      <text:p text:style-name="P56"><text:s text:c="8"/>second = (second * 10 + *it) % INF;</text:p>
      <text:p text:style-name="P56"><text:s text:c="4"/>}</text:p>
      <text:p text:style-name="P56"><text:s text:c="4"/>return std::make_pair(first, second);</text:p>
      <text:p text:style-name="P56">}</text:p>
      <text:p text:style-name="P56"/>
      <text:p text:style-name="P56">// сообщение отправляется в виде строки: login#cmd#data</text:p>
      <text:p text:style-name="P56">void send_to_server(int fd, std::string &amp;login, std::string &amp;cmd, std::string &amp;data) {</text:p>
      <text:p text:style-name="P56"><text:s text:c="4"/>std::string str = login + "#" + cmd + "#" + data;</text:p>
      <text:p text:style-name="P56"><text:s text:c="4"/>size_t size = str.size();</text:p>
      <text:p text:style-name="P56"><text:s text:c="4"/>write(fd, &amp;size, sizeof(size));</text:p>
      <text:p text:style-name="P56"><text:s text:c="4"/>write(fd, str.c_str(), sizeof(char) * size);</text:p>
      <text:p text:style-name="P56">}</text:p>
      <text:p text:style-name="P56"/>
      <text:p text:style-name="P56">void send_to_client(int fd, std::string &amp;message) {</text:p>
      <text:p text:style-name="P56"><text:s text:c="4"/>size_t size = message.size();</text:p>
      <text:p text:style-name="P56"><text:s text:c="4"/>write(fd, &amp;size, sizeof(size));</text:p>
      <text:p text:style-name="P56"><text:s text:c="4"/>write(fd, message.c_str(), sizeof(char) * size);</text:p>
      <text:p text:style-name="P56">}</text:p>
      <text:p text:style-name="P56"/>
      <text:p text:style-name="P56">std::string receive(int fd) {</text:p>
      <text:p text:style-name="P56"><text:s text:c="4"/>size_t size;</text:p>
      <text:p text:style-name="P56"><text:s text:c="4"/>read(fd, &amp;size, sizeof(size_t));</text:p>
      <text:p text:style-name="P56"><text:s text:c="4"/>std::string recv;</text:p>
      <text:p text:style-name="P56"><text:s text:c="4"/>char c;</text:p>
      <text:p text:style-name="P56"><text:s text:c="4"/>for (size_t i = 0; i &lt; size; ++i) {</text:p>
      <text:p text:style-name="P56"><text:s text:c="8"/>read(fd, &amp;c, sizeof(char));</text:p>
      <text:p text:style-name="P56"><text:s text:c="8"/>if (c == '#') {</text:p>
      <text:p text:style-name="P56"><text:s text:c="12"/>recv += ": ";</text:p>
      <text:p text:style-name="P56"><text:s text:c="8"/>} else {</text:p>
      <text:p text:style-name="P56"><text:s text:c="12"/>recv.push_back(c);</text:p>
      <text:p text:style-name="P56"><text:s text:c="8"/>}</text:p>
      <text:p text:style-name="P56"><text:soft-page-break/><text:s text:c="4"/>}</text:p>
      <text:p text:style-name="P56"><text:s text:c="4"/>return recv;</text:p>
      <text:p text:style-name="P56">}</text:p>
      <text:p text:style-name="P56"/>
      <text:p text:style-name="P56"/>
      <text:p text:style-name="P56">void receive_from_client(int fd, std::string *login, std::string *cmd, std::string *data) {</text:p>
      <text:p text:style-name="P56"><text:s text:c="4"/>size_t size;</text:p>
      <text:p text:style-name="P56"><text:s text:c="4"/>read(fd, &amp;size, sizeof(size));</text:p>
      <text:p text:style-name="P56"><text:s text:c="4"/>int k = 0;</text:p>
      <text:p text:style-name="P56"><text:s text:c="4"/>char c;</text:p>
      <text:p text:style-name="P56"><text:s text:c="4"/>for (size_t i = 0; i &lt; size; ++i){</text:p>
      <text:p text:style-name="P56"><text:s text:c="8"/>read(fd, &amp;c, sizeof(char));</text:p>
      <text:p text:style-name="P56"><text:s text:c="8"/>if (c == '#'){</text:p>
      <text:p text:style-name="P56"><text:s text:c="12"/>k++;</text:p>
      <text:p text:style-name="P56"><text:s text:c="12"/>continue;</text:p>
      <text:p text:style-name="P56"><text:s text:c="8"/>}</text:p>
      <text:p text:style-name="P56"><text:s text:c="8"/>switch (k) {</text:p>
      <text:p text:style-name="P56"><text:s text:c="12"/>case 0: {</text:p>
      <text:p text:style-name="P56"><text:s text:c="16"/>*login += c;</text:p>
      <text:p text:style-name="P56"><text:s text:c="16"/>break;</text:p>
      <text:p text:style-name="P56"><text:s text:c="12"/>}</text:p>
      <text:p text:style-name="P56"><text:s text:c="12"/>case 1: {</text:p>
      <text:p text:style-name="P56"><text:s text:c="16"/>*cmd += c;</text:p>
      <text:p text:style-name="P56"><text:s text:c="16"/>break;</text:p>
      <text:p text:style-name="P56"><text:s text:c="12"/>}</text:p>
      <text:p text:style-name="P56"><text:s text:c="12"/>case 2:{</text:p>
      <text:p text:style-name="P56"><text:s text:c="16"/>*data += c;</text:p>
      <text:p text:style-name="P56"><text:s text:c="16"/>break;</text:p>
      <text:p text:style-name="P56"><text:s text:c="12"/>}</text:p>
      <text:p text:style-name="P56"><text:s text:c="8"/>}</text:p>
      <text:p text:style-name="P56"><text:s text:c="4"/>}</text:p>
      <text:p text:style-name="P56">}</text:p>
      <text:p text:style-name="P56"><text:soft-page-break/></text:p>
      <text:p text:style-name="P56">void parse_game_word(std::string&amp; message, std::string &amp;game, std::string &amp;word){</text:p>
      <text:p text:style-name="P56"><text:s text:c="4"/>int i = 0;</text:p>
      <text:p text:style-name="P56"><text:s text:c="4"/>for (auto item: message){</text:p>
      <text:p text:style-name="P56"><text:s text:c="8"/>if (item == '%'){</text:p>
      <text:p text:style-name="P56"><text:s text:c="12"/>++i;</text:p>
      <text:p text:style-name="P56"><text:s text:c="12"/>continue;</text:p>
      <text:p text:style-name="P56"><text:s text:c="8"/>}</text:p>
      <text:p text:style-name="P56"><text:s text:c="8"/>(i == 0) ? game.push_back(item) : word.push_back(item);</text:p>
      <text:p text:style-name="P56"><text:s text:c="4"/>}</text:p>
      <text:p text:style-name="P56">}</text:p>
      <text:p text:style-name="P56">#endif //KP_FUNCTIONS_H</text:p>
      <text:p text:style-name="P20"><text:span text:style-name="comment1_5f_cpp"/></text:p>
      <text:p text:style-name="P20"><text:span text:style-name="symbol0_5f_c"/></text:p>
      <text:p text:style-name="P23"><text:span text:style-name="symbol0_5f_c"><text:span text:style-name="T11">client</text:span></text:span><text:span text:style-name="symbol0_5f_c"><text:span text:style-name="T10">.</text:span></text:span><text:span text:style-name="symbol0_5f_c"><text:span text:style-name="T11">cpp</text:span></text:span></text:p>
      <text:p text:style-name="P20"><text:span text:style-name="symbol0_5f_c"/></text:p>
      <text:p text:style-name="P20"><text:span text:style-name="comment1_5f_cpp"><text:span text:style-name="T15">#include "functions.h"</text:span></text:span></text:p>
      <text:p text:style-name="P20"><text:span text:style-name="comment1_5f_cpp"><text:span text:style-name="T15">#include &lt;iostream&gt;</text:span></text:span></text:p>
      <text:p text:style-name="P20"><text:span text:style-name="comment1_5f_cpp"><text:span text:style-name="T15">#include &lt;fcntl.h&gt;</text:span></text:span></text:p>
      <text:p text:style-name="P20"><text:span text:style-name="comment1_5f_cpp"><text:span text:style-name="T15">#include &lt;thread&gt;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inline void intro() {</text:span></text:span></text:p>
      <text:p text:style-name="P20"><text:span text:style-name="comment1_5f_cpp"><text:span text:style-name="T15"><text:s text:c="4"/>std::cout &lt;&lt; "\t\t\tHello! Welcome to the game \"Bulls and cows\"." &lt;&lt; std::endl;</text:span></text:span></text:p>
      <text:p text:style-name="P20"><text:span text:style-name="comment1_5f_cpp"><text:span text:style-name="T15"><text:s text:c="4"/>std::cout &lt;&lt; "Have you already account in this game?\n Answer: \"yes\" or \"no\"" &lt;&lt; std::endl;</text:span></text:span></text:p>
      <text:p text:style-name="P20"><text:span text:style-name="comment1_5f_cpp"><text:span text:style-name="T15"><text:s text:c="4"/>std::cout &lt;&lt; "&gt; ";</text:span></text:span></text:p>
      <text:p text:style-name="P20"><text:span text:style-name="comment1_5f_cpp"><text:span text:style-name="T15"><text:s text:c="4"/>std::cout.flush();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void func(int fd,const std::string&amp; login){</text:span></text:span></text:p>
      <text:p text:style-name="P20"><text:span text:style-name="comment1_5f_cpp"><text:span text:style-name="T15"><text:s text:c="4"/>while (true){</text:span></text:span></text:p>
      <text:p text:style-name="P20"><text:span text:style-name="comment1_5f_cpp"><text:span text:style-name="T15"><text:s text:c="8"/>std::string respond = receive(fd);</text:span></text:span></text:p>
      <text:p text:style-name="P20"><text:soft-page-break/><text:span text:style-name="comment1_5f_cpp"><text:span text:style-name="T15"><text:s text:c="8"/>std::cout &lt;&lt; "\n" &lt;&lt; respond &lt;&lt; std::endl;</text:span></text:span></text:p>
      <text:p text:style-name="P20"><text:span text:style-name="comment1_5f_cpp"><text:span text:style-name="T15"><text:s text:c="8"/>if (respond == "SERVER CLOSED"){</text:span></text:span></text:p>
      <text:p text:style-name="P20"><text:span text:style-name="comment1_5f_cpp"><text:span text:style-name="T15"><text:s text:c="12"/>exit(EXIT_SUCCESS);</text:span></text:span></text:p>
      <text:p text:style-name="P20"><text:span text:style-name="comment1_5f_cpp"><text:span text:style-name="T15"><text:s text:c="8"/>}</text:span></text:span></text:p>
      <text:p text:style-name="P20"><text:span text:style-name="comment1_5f_cpp"><text:span text:style-name="T15"><text:s text:c="8"/>std::cout &lt;&lt; login &lt;&lt; "&gt;";</text:span></text:span></text:p>
      <text:p text:style-name="P20"><text:span text:style-name="comment1_5f_cpp"><text:span text:style-name="T15"><text:s text:c="8"/>std::cout.flush();</text:span></text:span></text:p>
      <text:p text:style-name="P20"><text:span text:style-name="comment1_5f_cpp"><text:span text:style-name="T15"><text:s text:c="4"/>}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std::pair&lt;std::string, std::string&gt; login() {</text:span></text:span></text:p>
      <text:p text:style-name="P20"><text:span text:style-name="comment1_5f_cpp"><text:span text:style-name="T15"><text:s text:c="4"/>std::string login, password;</text:span></text:span></text:p>
      <text:p text:style-name="P20"><text:span text:style-name="comment1_5f_cpp"><text:span text:style-name="T15"><text:s text:c="4"/>std::cout &lt;&lt; "Please enter your login:\n&gt; ";</text:span></text:span></text:p>
      <text:p text:style-name="P20"><text:span text:style-name="comment1_5f_cpp"><text:span text:style-name="T15"><text:s text:c="4"/>std::cout.flush();</text:span></text:span></text:p>
      <text:p text:style-name="P20"><text:span text:style-name="comment1_5f_cpp"><text:span text:style-name="T15"><text:s text:c="4"/>std::cin &gt;&gt; login;</text:span></text:span></text:p>
      <text:p text:style-name="P20"><text:span text:style-name="comment1_5f_cpp"><text:span text:style-name="T15"><text:s text:c="4"/>std::cout &lt;&lt; "Please enter your password:\n&gt; ";</text:span></text:span></text:p>
      <text:p text:style-name="P20"><text:span text:style-name="comment1_5f_cpp"><text:span text:style-name="T15"><text:s text:c="4"/>std::cout.flush();</text:span></text:span></text:p>
      <text:p text:style-name="P20"><text:span text:style-name="comment1_5f_cpp"><text:span text:style-name="T15"><text:s text:c="4"/>std::cin &gt;&gt; password;</text:span></text:span></text:p>
      <text:p text:style-name="P20"><text:span text:style-name="comment1_5f_cpp"><text:span text:style-name="T15"><text:s text:c="4"/>return std::make_pair(login, SECRET_KEY + password);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/></text:span></text:p>
      <text:p text:style-name="P20"><text:span text:style-name="comment1_5f_cpp"><text:span text:style-name="T15">int connect_to_server() {</text:span></text:span></text:p>
      <text:p text:style-name="P20"><text:span text:style-name="comment1_5f_cpp"><text:span text:style-name="T15"><text:s text:c="4"/>int fd = open(SERVER_INPUT_FILE_NAME, O_RDWR);</text:span></text:span></text:p>
      <text:p text:style-name="P20"><text:span text:style-name="comment1_5f_cpp"><text:span text:style-name="T15"><text:s text:c="4"/>if (fd == -1) {</text:span></text:span></text:p>
      <text:p text:style-name="P20"><text:span text:style-name="comment1_5f_cpp"><text:span text:style-name="T15"><text:s text:c="8"/>std::cout &lt;&lt; "Server doesn't exists" &lt;&lt; std::endl;</text:span></text:span></text:p>
      <text:p text:style-name="P20"><text:span text:style-name="comment1_5f_cpp"><text:span text:style-name="T15"><text:s text:c="8"/>exit(EXIT_FAILURE);</text:span></text:span></text:p>
      <text:p text:style-name="P20"><text:span text:style-name="comment1_5f_cpp"><text:span text:style-name="T15"><text:s text:c="4"/>}</text:span></text:span></text:p>
      <text:p text:style-name="P20"><text:span text:style-name="comment1_5f_cpp"><text:span text:style-name="T15"><text:s text:c="4"/>return fd;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void menu() {</text:span></text:span></text:p>
      <text:p text:style-name="P20"><text:span text:style-name="comment1_5f_cpp"><text:span text:style-name="T15"><text:s text:c="4"/>std::cout &lt;&lt; "\t\t Main menu" &lt;&lt; std::endl;</text:span></text:span></text:p>
      <text:p text:style-name="P20"><text:soft-page-break/><text:span text:style-name="comment1_5f_cpp"><text:span text:style-name="T15"><text:s text:c="4"/>std::cout &lt;&lt; "\t List of commands" &lt;&lt; std::endl;</text:span></text:span></text:p>
      <text:p text:style-name="P20"><text:span text:style-name="comment1_5f_cpp"><text:span text:style-name="T15"><text:s text:c="4"/>std::cout &lt;&lt; "1) rules" &lt;&lt; std::endl;</text:span></text:span></text:p>
      <text:p text:style-name="P20"><text:span text:style-name="comment1_5f_cpp"><text:span text:style-name="T15"><text:s text:c="4"/>std::cout &lt;&lt; "2) create $table_name $game_word" &lt;&lt; std::endl;</text:span></text:span></text:p>
      <text:p text:style-name="P20"><text:span text:style-name="comment1_5f_cpp"><text:span text:style-name="T15"><text:s text:c="4"/>std::cout &lt;&lt; "3) connect $table_name" &lt;&lt; std::endl;</text:span></text:span></text:p>
      <text:p text:style-name="P20"><text:span text:style-name="comment1_5f_cpp"><text:span text:style-name="T15"><text:s text:c="4"/>std::cout &lt;&lt; "4) quit" &lt;&lt; std::endl;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void loading() {</text:span></text:span></text:p>
      <text:p text:style-name="P20"><text:span text:style-name="comment1_5f_cpp"><text:span text:style-name="T15"><text:s text:c="4"/>std::cout &lt;&lt; "\t\tLoading" &lt;&lt; std::endl;</text:span></text:span></text:p>
      <text:p text:style-name="P20"><text:span text:style-name="comment1_5f_cpp"><text:span text:style-name="T15"><text:s text:c="4"/>int width = 50;</text:span></text:span></text:p>
      <text:p text:style-name="P20"><text:span text:style-name="comment1_5f_cpp"><text:span text:style-name="T15"><text:s text:c="4"/>int progress = 0;</text:span></text:span></text:p>
      <text:p text:style-name="P20"><text:span text:style-name="comment1_5f_cpp"><text:span text:style-name="T15"><text:s text:c="4"/>while (progress &lt;= 100) {</text:span></text:span></text:p>
      <text:p text:style-name="P20"><text:span text:style-name="comment1_5f_cpp"><text:span text:style-name="T15"><text:s text:c="8"/>int now = progress / 2;</text:span></text:span></text:p>
      <text:p text:style-name="P20"><text:span text:style-name="comment1_5f_cpp"><text:span text:style-name="T15"><text:s text:c="8"/>std::cout &lt;&lt; "[";</text:span></text:span></text:p>
      <text:p text:style-name="P20"><text:span text:style-name="comment1_5f_cpp"><text:span text:style-name="T15"><text:s text:c="8"/>for (int i = 0; i &lt; width; ++i) {</text:span></text:span></text:p>
      <text:p text:style-name="P20"><text:span text:style-name="comment1_5f_cpp"><text:span text:style-name="T15"><text:s text:c="12"/>if (i &lt; now) { std::cout &lt;&lt; "="; }</text:span></text:span></text:p>
      <text:p text:style-name="P20"><text:span text:style-name="comment1_5f_cpp"><text:span text:style-name="T15"><text:s text:c="12"/>else if (i == now) { std::cout &lt;&lt; "&gt;"; }</text:span></text:span></text:p>
      <text:p text:style-name="P20"><text:span text:style-name="comment1_5f_cpp"><text:span text:style-name="T15"><text:s text:c="12"/>else { std::cout &lt;&lt; " "; }</text:span></text:span></text:p>
      <text:p text:style-name="P20"><text:span text:style-name="comment1_5f_cpp"><text:span text:style-name="T15"><text:s text:c="8"/>}</text:span></text:span></text:p>
      <text:p text:style-name="P20"><text:span text:style-name="comment1_5f_cpp"><text:span text:style-name="T15"><text:s text:c="8"/>std::cout &lt;&lt; "] " &lt;&lt; progress &lt;&lt; "%" &lt;&lt; std::endl;</text:span></text:span></text:p>
      <text:p text:style-name="P20"><text:span text:style-name="comment1_5f_cpp"><text:span text:style-name="T15"><text:s text:c="8"/>progress += 4;</text:span></text:span></text:p>
      <text:p text:style-name="P20"><text:span text:style-name="comment1_5f_cpp"><text:span text:style-name="T15"><text:s text:c="8"/>usleep(50000);</text:span></text:span></text:p>
      <text:p text:style-name="P20"><text:span text:style-name="comment1_5f_cpp"><text:span text:style-name="T15"><text:s text:c="4"/>}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void rules() {</text:span></text:span></text:p>
      <text:p text:style-name="P20"><text:span text:style-name="comment1_5f_cpp"><text:span text:style-name="T15"><text:s text:c="4"/>std::cout &lt;&lt; "\t\tRules" &lt;&lt; std::endl;</text:span></text:span></text:p>
      <text:p text:style-name="P20"><text:span text:style-name="comment1_5f_cpp"><text:span text:style-name="T15"><text:s text:c="4"/>std::cout &lt;&lt; "1) One word is made up" &lt;&lt; std::endl;</text:span></text:span></text:p>
      <text:p text:style-name="P20"><text:span text:style-name="comment1_5f_cpp"><text:span text:style-name="T15"><text:s text:c="4"/>std::cout &lt;&lt; "2) Players try to guess the word" &lt;&lt; std::endl;</text:span></text:span></text:p>
      <text:p text:style-name="P20"><text:span text:style-name="comment1_5f_cpp"><text:span text:style-name="T15"><text:s text:c="4"/>std::cout &lt;&lt; "3) The server gives response like \"N bulls, M cows\"." &lt;&lt; std::endl;</text:span></text:span></text:p>
      <text:p text:style-name="P20"><text:span text:style-name="comment1_5f_cpp"><text:span text:style-name="T15"><text:s text:c="4"/>std::cout &lt;&lt; "4) Server's response means N chars are in the answer and are in their place" &lt;&lt; std::endl;</text:span></text:span></text:p>
      <text:p text:style-name="P20"><text:soft-page-break/><text:span text:style-name="comment1_5f_cpp"><text:span text:style-name="T15"><text:s text:c="4"/>std::cout &lt;&lt; "5) M chars are in the answer, but aren't in their place" &lt;&lt; std::endl;</text:span></text:span></text:p>
      <text:p text:style-name="P20"><text:span text:style-name="comment1_5f_cpp"><text:span text:style-name="T15">}</text:span></text:span></text:p>
      <text:p text:style-name="P20"><text:span text:style-name="comment1_5f_cpp"><text:span text:style-name="T15"/></text:span></text:p>
      <text:p text:style-name="P20"><text:span text:style-name="comment1_5f_cpp"><text:span text:style-name="T15">int main() {</text:span></text:span></text:p>
      <text:p text:style-name="P20"><text:span text:style-name="comment1_5f_cpp"><text:span text:style-name="T15"><text:s text:c="4"/>int client_out_fd = connect_to_server();</text:span></text:span></text:p>
      <text:p text:style-name="P20"><text:span text:style-name="comment1_5f_cpp"><text:span text:style-name="T15"><text:s text:c="4"/>intro();</text:span></text:span></text:p>
      <text:p text:style-name="P20"><text:span text:style-name="comment1_5f_cpp"><text:span text:style-name="T15"><text:s text:c="4"/>std::string answer;</text:span></text:span></text:p>
      <text:p text:style-name="P20"><text:span text:style-name="comment1_5f_cpp"><text:span text:style-name="T15"><text:s text:c="4"/>std::cin &gt;&gt; answer;</text:span></text:span></text:p>
      <text:p text:style-name="P20"><text:span text:style-name="comment1_5f_cpp"><text:span text:style-name="T15"><text:s text:c="4"/>bool ok = (answer == "yes");</text:span></text:span></text:p>
      <text:p text:style-name="P20"><text:span text:style-name="comment1_5f_cpp"><text:span text:style-name="T15"><text:s text:c="4"/>auto pair = login();</text:span></text:span></text:p>
      <text:p text:style-name="P20"><text:span text:style-name="comment1_5f_cpp"><text:span text:style-name="T15"><text:s text:c="4"/>std::string password = std::to_string(transform(pair).second);</text:span></text:span></text:p>
      <text:p text:style-name="P20"><text:span text:style-name="comment1_5f_cpp"><text:span text:style-name="T15"><text:s text:c="4"/>std::string login = pair.first;</text:span></text:span></text:p>
      <text:p text:style-name="P20"><text:span text:style-name="comment1_5f_cpp"><text:span text:style-name="T15"><text:s text:c="4"/>pair.second = ""; // "security"</text:span></text:span></text:p>
      <text:p text:style-name="P20"><text:span text:style-name="comment1_5f_cpp"><text:span text:style-name="T15"><text:s text:c="4"/>std::string cmd;</text:span></text:span></text:p>
      <text:p text:style-name="P20"><text:span text:style-name="comment1_5f_cpp"><text:span text:style-name="T15"><text:s text:c="4"/>ok ? cmd = "log" : cmd = "reg";</text:span></text:span></text:p>
      <text:p text:style-name="P20"><text:span text:style-name="comment1_5f_cpp"><text:span text:style-name="T15"><text:s text:c="4"/>send_to_server(client_out_fd, login, cmd, password);</text:span></text:span></text:p>
      <text:p text:style-name="P20"><text:span text:style-name="comment1_5f_cpp"><text:span text:style-name="T15"><text:s text:c="4"/>std::cout &lt;&lt; "Connecting to server" &lt;&lt; std::endl;</text:span></text:span></text:p>
      <text:p text:style-name="P20"><text:span text:style-name="comment1_5f_cpp"><text:span text:style-name="T15"><text:s text:c="4"/>loading();</text:span></text:span></text:p>
      <text:p text:style-name="P20"><text:span text:style-name="comment1_5f_cpp"><text:span text:style-name="T15"><text:s text:c="4"/>int fd = open(pair.first.c_str(), O_RDWR);</text:span></text:span></text:p>
      <text:p text:style-name="P20"><text:span text:style-name="comment1_5f_cpp"><text:span text:style-name="T15"><text:s text:c="4"/>if (fd == -1) {</text:span></text:span></text:p>
      <text:p text:style-name="P20"><text:span text:style-name="comment1_5f_cpp"><text:span text:style-name="T15"><text:s text:c="8"/>perror("Open file");</text:span></text:span></text:p>
      <text:p text:style-name="P20"><text:span text:style-name="comment1_5f_cpp"><text:span text:style-name="T15"><text:s text:c="8"/>exit(EXIT_FAILURE);</text:span></text:span></text:p>
      <text:p text:style-name="P20"><text:span text:style-name="comment1_5f_cpp"><text:span text:style-name="T15"><text:s text:c="4"/>}</text:span></text:span></text:p>
      <text:p text:style-name="P20"><text:span text:style-name="comment1_5f_cpp"><text:span text:style-name="T15"><text:s text:c="4"/>menu();</text:span></text:span></text:p>
      <text:p text:style-name="P20"><text:span text:style-name="comment1_5f_cpp"><text:span text:style-name="T15"><text:s text:c="4"/>std::string command, data, game, game_word;</text:span></text:span></text:p>
      <text:p text:style-name="P20"><text:span text:style-name="comment1_5f_cpp"><text:span text:style-name="T15"><text:s text:c="4"/>int game_fd;</text:span></text:span></text:p>
      <text:p text:style-name="P20"><text:span text:style-name="comment1_5f_cpp"><text:span text:style-name="T15"><text:s text:c="4"/>std::thread thread(func, fd, login);</text:span></text:span></text:p>
      <text:p text:style-name="P20"><text:span text:style-name="comment1_5f_cpp"><text:span text:style-name="T15"><text:s text:c="4"/>while (true) {</text:span></text:span></text:p>
      <text:p text:style-name="P20"><text:span text:style-name="comment1_5f_cpp"><text:span text:style-name="T15"><text:s text:c="8"/>std::cout &lt;&lt; "&gt; ";</text:span></text:span></text:p>
      <text:p text:style-name="P20"><text:span text:style-name="comment1_5f_cpp"><text:span text:style-name="T15"><text:s text:c="8"/>std::cout.flush();</text:span></text:span></text:p>
      <text:p text:style-name="P20"><text:span text:style-name="comment1_5f_cpp"><text:span text:style-name="T15"><text:s text:c="8"/>std::cin &gt;&gt; command;</text:span></text:span></text:p>
      <text:p text:style-name="P20"><text:span text:style-name="comment1_5f_cpp"><text:span text:style-name="T15"><text:s text:c="8"/>if (command == "rules") {</text:span></text:span></text:p>
      <text:p text:style-name="P20"><text:soft-page-break/><text:span text:style-name="comment1_5f_cpp"><text:span text:style-name="T15"><text:s text:c="12"/>rules();</text:span></text:span></text:p>
      <text:p text:style-name="P20"><text:span text:style-name="comment1_5f_cpp"><text:span text:style-name="T15"><text:s text:c="8"/>} else if (command == "create") {</text:span></text:span></text:p>
      <text:p text:style-name="P20"><text:span text:style-name="comment1_5f_cpp"><text:span text:style-name="T15"><text:s text:c="12"/>std::cin &gt;&gt; game &gt;&gt; game_word;</text:span></text:span></text:p>
      <text:p text:style-name="P20"><text:span text:style-name="comment1_5f_cpp"><text:span text:style-name="T15"><text:s text:c="12"/>data = game + "%" + game_word;</text:span></text:span></text:p>
      <text:p text:style-name="P20"><text:span text:style-name="comment1_5f_cpp"><text:span text:style-name="T15"><text:s text:c="12"/>send_to_server(client_out_fd, login, command, data);</text:span></text:span></text:p>
      <text:p text:style-name="P20"><text:span text:style-name="comment1_5f_cpp"><text:span text:style-name="T15"><text:s text:c="8"/>} else if (command == "connect") {</text:span></text:span></text:p>
      <text:p text:style-name="P20"><text:span text:style-name="comment1_5f_cpp"><text:span text:style-name="T15"><text:s text:c="12"/>std::cin &gt;&gt; game;</text:span></text:span></text:p>
      <text:p text:style-name="P20"><text:span text:style-name="comment1_5f_cpp"><text:span text:style-name="T15"><text:s text:c="12"/>data = game;</text:span></text:span></text:p>
      <text:p text:style-name="P20"><text:span text:style-name="comment1_5f_cpp"><text:span text:style-name="T15"><text:s text:c="12"/>loading();</text:span></text:span></text:p>
      <text:p text:style-name="P20"><text:span text:style-name="comment1_5f_cpp"><text:span text:style-name="T15"><text:s text:c="12"/>game_fd = open(("game_" + game).c_str(), O_RDWR);</text:span></text:span></text:p>
      <text:p text:style-name="P20"><text:span text:style-name="comment1_5f_cpp"><text:span text:style-name="T15"><text:s text:c="12"/>if (game_fd == -1) {</text:span></text:span></text:p>
      <text:p text:style-name="P20"><text:span text:style-name="comment1_5f_cpp"><text:span text:style-name="T15"><text:s text:c="16"/>perror("Open file");</text:span></text:span></text:p>
      <text:p text:style-name="P20"><text:span text:style-name="comment1_5f_cpp"><text:span text:style-name="T15"><text:s text:c="16"/>exit(EXIT_FAILURE);</text:span></text:span></text:p>
      <text:p text:style-name="P20"><text:span text:style-name="comment1_5f_cpp"><text:span text:style-name="T15"><text:s text:c="12"/>}</text:span></text:span></text:p>
      <text:p text:style-name="P20"><text:span text:style-name="comment1_5f_cpp"><text:span text:style-name="T15"><text:s text:c="12"/>send_to_server(game_fd, login, command, data);</text:span></text:span></text:p>
      <text:p text:style-name="P20"><text:span text:style-name="comment1_5f_cpp"><text:span text:style-name="T15"><text:s text:c="12"/>while (true) {</text:span></text:span></text:p>
      <text:p text:style-name="P20"><text:span text:style-name="comment1_5f_cpp"><text:span text:style-name="T15"><text:s text:c="16"/>std::cin &gt;&gt; command;</text:span></text:span></text:p>
      <text:p text:style-name="P20"><text:span text:style-name="comment1_5f_cpp"><text:span text:style-name="T15"><text:s text:c="16"/>if (command == "maybe"){</text:span></text:span></text:p>
      <text:p text:style-name="P20"><text:span text:style-name="comment1_5f_cpp"><text:span text:style-name="T15"><text:s text:c="20"/>std::cin &gt;&gt; data;</text:span></text:span></text:p>
      <text:p text:style-name="P20"><text:span text:style-name="comment1_5f_cpp"><text:span text:style-name="T15"><text:s text:c="20"/>send_to_server(game_fd, login, command, data);</text:span></text:span></text:p>
      <text:p text:style-name="P20"><text:span text:style-name="comment1_5f_cpp"><text:span text:style-name="T15"><text:s text:c="16"/>} else if (command == "leave"){</text:span></text:span></text:p>
      <text:p text:style-name="P20"><text:span text:style-name="comment1_5f_cpp"><text:span text:style-name="T15"><text:s text:c="20"/>send_to_server(game_fd, login, command, data);</text:span></text:span></text:p>
      <text:p text:style-name="P20"><text:span text:style-name="comment1_5f_cpp"><text:span text:style-name="T15"><text:s text:c="20"/>break;</text:span></text:span></text:p>
      <text:p text:style-name="P20"><text:span text:style-name="comment1_5f_cpp"><text:span text:style-name="T15"><text:s text:c="16"/>}</text:span></text:span></text:p>
      <text:p text:style-name="P20"><text:span text:style-name="comment1_5f_cpp"><text:span text:style-name="T15"><text:s text:c="16"/>std::cout &lt;&lt; "&gt; ";</text:span></text:span></text:p>
      <text:p text:style-name="P20"><text:span text:style-name="comment1_5f_cpp"><text:span text:style-name="T15"><text:s text:c="16"/>std::cout.flush();</text:span></text:span></text:p>
      <text:p text:style-name="P20"><text:span text:style-name="comment1_5f_cpp"><text:span text:style-name="T15"><text:s text:c="12"/>}</text:span></text:span></text:p>
      <text:p text:style-name="P20"><text:span text:style-name="comment1_5f_cpp"><text:span text:style-name="T15"><text:s text:c="12"/>menu();</text:span></text:span></text:p>
      <text:p text:style-name="P20"><text:span text:style-name="comment1_5f_cpp"><text:span text:style-name="T15"><text:s text:c="8"/>} else if (command == "quit") {</text:span></text:span></text:p>
      <text:p text:style-name="P20"><text:span text:style-name="comment1_5f_cpp"><text:span text:style-name="T15"><text:s text:c="12"/>data = "";</text:span></text:span></text:p>
      <text:p text:style-name="P20"><text:span text:style-name="comment1_5f_cpp"><text:span text:style-name="T15"><text:s text:c="12"/>send_to_server(client_out_fd, login, command, data);</text:span></text:span></text:p>
      <text:p text:style-name="P20"><text:span text:style-name="comment1_5f_cpp"><text:span text:style-name="T15"><text:s text:c="12"/>thread.detach();</text:span></text:span></text:p>
      <text:p text:style-name="P20"><text:soft-page-break/><text:span text:style-name="comment1_5f_cpp"><text:span text:style-name="T15"><text:s text:c="12"/>std::cout &lt;&lt; "Thank you for game. Come to us later" &lt;&lt; std::endl;</text:span></text:span></text:p>
      <text:p text:style-name="P20"><text:span text:style-name="comment1_5f_cpp"><text:span text:style-name="T15"><text:s text:c="12"/>exit(EXIT_SUCCESS);</text:span></text:span></text:p>
      <text:p text:style-name="P20"><text:span text:style-name="comment1_5f_cpp"><text:span text:style-name="T15"><text:s text:c="8"/>} else if (command == "shut_down" and login == ADMIN_NAME){</text:span></text:span></text:p>
      <text:p text:style-name="P20"><text:span text:style-name="comment1_5f_cpp"><text:span text:style-name="T15"><text:s text:c="12"/>data = "";</text:span></text:span></text:p>
      <text:p text:style-name="P20"><text:span text:style-name="comment1_5f_cpp"><text:span text:style-name="T15"><text:s text:c="12"/>send_to_server(client_out_fd, login, command, data);</text:span></text:span></text:p>
      <text:p text:style-name="P20"><text:span text:style-name="comment1_5f_cpp"><text:span text:style-name="T15"><text:s text:c="12"/>thread.detach();</text:span></text:span></text:p>
      <text:p text:style-name="P20"><text:span text:style-name="comment1_5f_cpp"><text:span text:style-name="T15"><text:s text:c="12"/>std::cout &lt;&lt; "Server will be turned off" &lt;&lt; std::endl;</text:span></text:span></text:p>
      <text:p text:style-name="P20"><text:span text:style-name="comment1_5f_cpp"><text:span text:style-name="T15"><text:s text:c="12"/>exit(EXIT_SUCCESS);</text:span></text:span></text:p>
      <text:p text:style-name="P20"><text:span text:style-name="comment1_5f_cpp"><text:span text:style-name="T15"><text:s text:c="8"/>}</text:span></text:span></text:p>
      <text:p text:style-name="P20"><text:span text:style-name="comment1_5f_cpp"><text:span text:style-name="T15"><text:s text:c="4"/>}</text:span></text:span></text:p>
      <text:p text:style-name="P20"><text:span text:style-name="comment1_5f_cpp"><text:span text:style-name="T15">}</text:span></text:span></text:p>
      <text:p text:style-name="P20"><text:span text:style-name="symbol0_5f_c"><text:span text:style-name="T15"/></text:span></text:p>
      <text:p text:style-name="P23"><text:span text:style-name="symbol0_5f_c"><text:span text:style-name="T10">control_node.cpp</text:span></text:span></text:p>
      <text:p text:style-name="P20"><text:span text:style-name="symbol4_5f_cpp"><text:span text:style-name="T15">#include "functions.h"</text:span></text:span></text:p>
      <text:p text:style-name="P20"><text:span text:style-name="symbol4_5f_cpp"><text:span text:style-name="T15">#include &lt;iostream&gt;</text:span></text:span></text:p>
      <text:p text:style-name="P20"><text:span text:style-name="symbol4_5f_cpp"><text:span text:style-name="T15">#include &lt;fstream&gt;</text:span></text:span></text:p>
      <text:p text:style-name="P20"><text:span text:style-name="symbol4_5f_cpp"><text:span text:style-name="T15">#include &lt;fcntl.h&gt;</text:span></text:span></text:p>
      <text:p text:style-name="P20"><text:span text:style-name="symbol4_5f_cpp"><text:span text:style-name="T15">#include &lt;unistd.h&gt;</text:span></text:span></text:p>
      <text:p text:style-name="P20"><text:span text:style-name="symbol4_5f_cpp"><text:span text:style-name="T15">#include &lt;sys/stat.h&gt;</text:span></text:span></text:p>
      <text:p text:style-name="P20"><text:span text:style-name="symbol4_5f_cpp"><text:span text:style-name="T15">#include &lt;map&gt;</text:span></text:span></text:p>
      <text:p text:style-name="P20"><text:span text:style-name="symbol4_5f_cpp"><text:span text:style-name="T15">#include &lt;thread&gt;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void check_data_base() {</text:span></text:span></text:p>
      <text:p text:style-name="P20"><text:span text:style-name="symbol4_5f_cpp"><text:span text:style-name="T15"><text:s text:c="4"/>std::ifstream file(DATA_BASE_FILE_NAME);</text:span></text:span></text:p>
      <text:p text:style-name="P20"><text:span text:style-name="symbol4_5f_cpp"><text:span text:style-name="T15"><text:s text:c="4"/>file.open(DATA_BASE_FILE_NAME);</text:span></text:span></text:p>
      <text:p text:style-name="P20"><text:span text:style-name="symbol4_5f_cpp"><text:span text:style-name="T15"><text:s text:c="4"/>if (file.is_open()) {</text:span></text:span></text:p>
      <text:p text:style-name="P20"><text:span text:style-name="symbol4_5f_cpp"><text:span text:style-name="T15"><text:s text:c="8"/>std::cout &lt;&lt; "OK: DATA BASE" &lt;&lt; std::endl;</text:span></text:span></text:p>
      <text:p text:style-name="P20"><text:span text:style-name="symbol4_5f_cpp"><text:span text:style-name="T15"><text:s text:c="8"/>file.close();</text:span></text:span></text:p>
      <text:p text:style-name="P20"><text:span text:style-name="symbol4_5f_cpp"><text:span text:style-name="T15"><text:s text:c="4"/>} else {</text:span></text:span></text:p>
      <text:p text:style-name="P20"><text:span text:style-name="symbol4_5f_cpp"><text:span text:style-name="T15"><text:s text:c="8"/>std::ofstream f(DATA_BASE_FILE_NAME);</text:span></text:span></text:p>
      <text:p text:style-name="P20"><text:span text:style-name="symbol4_5f_cpp"><text:span text:style-name="T15"><text:s text:c="8"/>std::string empty_string;</text:span></text:span></text:p>
      <text:p text:style-name="P20"><text:span text:style-name="symbol4_5f_cpp"><text:span text:style-name="T15"><text:s text:c="8"/>auto pair = std::make_pair(empty_string, SECRET_KEY + ADMIN_PASSWORD);</text:span></text:span></text:p>
      <text:p text:style-name="P20"><text:soft-page-break/><text:span text:style-name="symbol4_5f_cpp"><text:span text:style-name="T15"><text:s text:c="8"/>std::string pass = std::to_string(transform(pair).second);</text:span></text:span></text:p>
      <text:p text:style-name="P20"><text:span text:style-name="symbol4_5f_cpp"><text:span text:style-name="T15"><text:s text:c="8"/>pair.first = ADMIN_NAME;</text:span></text:span></text:p>
      <text:p text:style-name="P20"><text:span text:style-name="symbol4_5f_cpp"><text:span text:style-name="T15"><text:s text:c="8"/>pair.second = pass;</text:span></text:span></text:p>
      <text:p text:style-name="P20"><text:span text:style-name="symbol4_5f_cpp"><text:span text:style-name="T15"><text:s text:c="8"/>auto log_pas = transform(pair);</text:span></text:span></text:p>
      <text:p text:style-name="P20"><text:span text:style-name="symbol4_5f_cpp"><text:span text:style-name="T15"><text:s text:c="8"/>f &lt;&lt; log_pas.first &lt;&lt; " " &lt;&lt; log_pas.second &lt;&lt; std::endl;</text:span></text:span></text:p>
      <text:p text:style-name="P20"><text:span text:style-name="symbol4_5f_cpp"><text:span text:style-name="T15"><text:s text:c="8"/>f.close();</text:span></text:span></text:p>
      <text:p text:style-name="P20"><text:span text:style-name="symbol4_5f_cpp"><text:span text:style-name="T15"><text:s text:c="8"/>std::cout &lt;&lt; "OK: DATA BASE" &lt;&lt; std::endl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void add_results(const std::string &amp;game_name, const std::string &amp;game_word, const std::string &amp;winner) {</text:span></text:span></text:p>
      <text:p text:style-name="P20"><text:span text:style-name="symbol4_5f_cpp"><text:span text:style-name="T15"><text:s text:c="4"/>std::fstream file;</text:span></text:span></text:p>
      <text:p text:style-name="P20"><text:span text:style-name="symbol4_5f_cpp"><text:span text:style-name="T15"><text:s text:c="4"/>file.open(RESULTS_FILE_NAME, std::ios::in | std::ios::out);</text:span></text:span></text:p>
      <text:p text:style-name="P20"><text:span text:style-name="symbol4_5f_cpp"><text:span text:style-name="T15"><text:s text:c="4"/>if (file.is_open()) {</text:span></text:span></text:p>
      <text:p text:style-name="P20"><text:span text:style-name="symbol4_5f_cpp"><text:span text:style-name="T15"><text:s text:c="8"/>file &lt;&lt; game_name &lt;&lt; "\t\t" &lt;&lt; game_word &lt;&lt; "\t\t" &lt;&lt; winner &lt;&lt; std::endl;</text:span></text:span></text:p>
      <text:p text:style-name="P20"><text:span text:style-name="symbol4_5f_cpp"><text:span text:style-name="T15"><text:s text:c="8"/>file.close();</text:span></text:span></text:p>
      <text:p text:style-name="P20"><text:span text:style-name="symbol4_5f_cpp"><text:span text:style-name="T15"><text:s text:c="4"/>} else {</text:span></text:span></text:p>
      <text:p text:style-name="P20"><text:span text:style-name="symbol4_5f_cpp"><text:span text:style-name="T15"><text:s text:c="8"/>std::ofstream f(RESULTS_FILE_NAME);</text:span></text:span></text:p>
      <text:p text:style-name="P20"><text:span text:style-name="symbol4_5f_cpp"><text:span text:style-name="T15"><text:s text:c="8"/>f &lt;&lt; "Game name\t\tGame_word\t\tWinner" &lt;&lt; std::endl;</text:span></text:span></text:p>
      <text:p text:style-name="P20"><text:span text:style-name="symbol4_5f_cpp"><text:span text:style-name="T15"><text:s text:c="8"/>f &lt;&lt; game_name &lt;&lt; " " &lt;&lt; game_word &lt;&lt; " " &lt;&lt; winner &lt;&lt; std::endl;</text:span></text:span></text:p>
      <text:p text:style-name="P20"><text:span text:style-name="symbol4_5f_cpp"><text:span text:style-name="T15"><text:s text:c="8"/>f.close(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bool check_in_data_base(std::pair&lt;std::string, std::string&gt; &amp;login_password) {</text:span></text:span></text:p>
      <text:p text:style-name="P20"><text:span text:style-name="symbol4_5f_cpp"><text:span text:style-name="T15"><text:s text:c="4"/>std::pair&lt;int, int&gt; pair = transform(login_password);</text:span></text:span></text:p>
      <text:p text:style-name="P20"><text:span text:style-name="symbol4_5f_cpp"><text:span text:style-name="T15"><text:s text:c="4"/>std::ifstream file;</text:span></text:span></text:p>
      <text:p text:style-name="P20"><text:span text:style-name="symbol4_5f_cpp"><text:span text:style-name="T15"><text:s text:c="4"/>file.open(DATA_BASE_FILE_NAME);</text:span></text:span></text:p>
      <text:p text:style-name="P20"><text:span text:style-name="symbol4_5f_cpp"><text:span text:style-name="T15"><text:s text:c="4"/>int log, pas;</text:span></text:span></text:p>
      <text:p text:style-name="P20"><text:span text:style-name="symbol4_5f_cpp"><text:span text:style-name="T15"><text:s text:c="4"/>while (file &gt;&gt; log &gt;&gt; pas) {</text:span></text:span></text:p>
      <text:p text:style-name="P20"><text:span text:style-name="symbol4_5f_cpp"><text:span text:style-name="T15"><text:s text:c="8"/>if (log == pair.first) {</text:span></text:span></text:p>
      <text:p text:style-name="P20"><text:soft-page-break/><text:span text:style-name="symbol4_5f_cpp"><text:span text:style-name="T15"><text:s text:c="12"/>if (pas == pair.second) {</text:span></text:span></text:p>
      <text:p text:style-name="P20"><text:span text:style-name="symbol4_5f_cpp"><text:span text:style-name="T15"><text:s text:c="16"/>file.close();</text:span></text:span></text:p>
      <text:p text:style-name="P20"><text:span text:style-name="symbol4_5f_cpp"><text:span text:style-name="T15"><text:s text:c="16"/>return true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12"/>file.close();</text:span></text:span></text:p>
      <text:p text:style-name="P20"><text:span text:style-name="symbol4_5f_cpp"><text:span text:style-name="T15"><text:s text:c="12"/>return false;</text:span></text:span></text:p>
      <text:p text:style-name="P20"><text:span text:style-name="symbol4_5f_cpp"><text:span text:style-name="T15"><text:s text:c="8"/>}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file.close();</text:span></text:span></text:p>
      <text:p text:style-name="P20"><text:span text:style-name="symbol4_5f_cpp"><text:span text:style-name="T15"><text:s text:c="4"/>return false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bool add_in_data_base(std::pair&lt;std::string, std::string&gt; &amp;login_password) {</text:span></text:span></text:p>
      <text:p text:style-name="P20"><text:span text:style-name="symbol4_5f_cpp"><text:span text:style-name="T15"><text:s text:c="4"/>std::pair&lt;int, int&gt; pair = transform(login_password);</text:span></text:span></text:p>
      <text:p text:style-name="P20"><text:span text:style-name="symbol4_5f_cpp"><text:span text:style-name="T15"><text:s text:c="4"/>std::ifstream file;</text:span></text:span></text:p>
      <text:p text:style-name="P20"><text:span text:style-name="symbol4_5f_cpp"><text:span text:style-name="T15"><text:s text:c="4"/>file.open(DATA_BASE_FILE_NAME, std::ios::in);</text:span></text:span></text:p>
      <text:p text:style-name="P20"><text:span text:style-name="symbol4_5f_cpp"><text:span text:style-name="T15"><text:s text:c="4"/>int log, pas;</text:span></text:span></text:p>
      <text:p text:style-name="P20"><text:span text:style-name="symbol4_5f_cpp"><text:span text:style-name="T15"><text:s text:c="4"/>while (file &gt;&gt; log &gt;&gt; pas) {</text:span></text:span></text:p>
      <text:p text:style-name="P20"><text:span text:style-name="symbol4_5f_cpp"><text:span text:style-name="T15"><text:s text:c="8"/>if (log == pair.first) {</text:span></text:span></text:p>
      <text:p text:style-name="P20"><text:span text:style-name="symbol4_5f_cpp"><text:span text:style-name="T15"><text:s text:c="12"/>file.close();</text:span></text:span></text:p>
      <text:p text:style-name="P20"><text:span text:style-name="symbol4_5f_cpp"><text:span text:style-name="T15"><text:s text:c="12"/>return false;</text:span></text:span></text:p>
      <text:p text:style-name="P20"><text:span text:style-name="symbol4_5f_cpp"><text:span text:style-name="T15"><text:s text:c="8"/>}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file.close();</text:span></text:span></text:p>
      <text:p text:style-name="P20"><text:span text:style-name="symbol4_5f_cpp"><text:span text:style-name="T15"><text:s text:c="4"/>std::ofstream f(DATA_BASE_FILE_NAME, std::ios::app);</text:span></text:span></text:p>
      <text:p text:style-name="P20"><text:span text:style-name="symbol4_5f_cpp"><text:span text:style-name="T15"><text:s text:c="4"/>f &lt;&lt; pair.first &lt;&lt; " " &lt;&lt; pair.second &lt;&lt; std::endl;</text:span></text:span></text:p>
      <text:p text:style-name="P20"><text:span text:style-name="symbol4_5f_cpp"><text:span text:style-name="T15"><text:s text:c="4"/>f.close();</text:span></text:span></text:p>
      <text:p text:style-name="P20"><text:span text:style-name="symbol4_5f_cpp"><text:span text:style-name="T15"><text:s text:c="4"/>return true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int create_main_pipe() {</text:span></text:span></text:p>
      <text:p text:style-name="P20"><text:span text:style-name="symbol4_5f_cpp"><text:span text:style-name="T15"><text:s text:c="4"/>if (mkfifo(SERVER_INPUT_FILE_NAME, ACCESS_PERMS) == -1) {</text:span></text:span></text:p>
      <text:p text:style-name="P20"><text:soft-page-break/><text:span text:style-name="symbol4_5f_cpp"><text:span text:style-name="T15"><text:s text:c="8"/>perror("Mkfifo");</text:span></text:span></text:p>
      <text:p text:style-name="P20"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int fd = open(SERVER_INPUT_FILE_NAME, O_RDWR);</text:span></text:span></text:p>
      <text:p text:style-name="P20"><text:span text:style-name="symbol4_5f_cpp"><text:span text:style-name="T15"><text:s text:c="4"/>if (fd == -1) {</text:span></text:span></text:p>
      <text:p text:style-name="P20"><text:span text:style-name="symbol4_5f_cpp"><text:span text:style-name="T15"><text:s text:c="8"/>perror("Open file");</text:span></text:span></text:p>
      <text:p text:style-name="P20"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return fd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int create_client_pipe(std::string &amp;login) {</text:span></text:span></text:p>
      <text:p text:style-name="P20"><text:span text:style-name="symbol4_5f_cpp"><text:span text:style-name="T15"><text:s text:c="4"/>if (mkfifo(login.c_str(), ACCESS_PERMS) == -1) {</text:span></text:span></text:p>
      <text:p text:style-name="P20"><text:span text:style-name="symbol4_5f_cpp"><text:span text:style-name="T15"><text:s text:c="8"/>perror("Mkfifo");</text:span></text:span></text:p>
      <text:p text:style-name="P20"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int fd = open(login.c_str(), O_RDWR);</text:span></text:span></text:p>
      <text:p text:style-name="P20"><text:span text:style-name="symbol4_5f_cpp"><text:span text:style-name="T15"><text:s text:c="4"/>if (fd == -1) {</text:span></text:span></text:p>
      <text:p text:style-name="P20"><text:span text:style-name="symbol4_5f_cpp"><text:span text:style-name="T15"><text:s text:c="8"/>perror("open");</text:span></text:span></text:p>
      <text:p text:style-name="P20"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return fd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int create_game_pipe(const std::string &amp;game_name) {</text:span></text:span></text:p>
      <text:p text:style-name="P20"><text:span text:style-name="symbol4_5f_cpp"><text:span text:style-name="T15"><text:s text:c="4"/>if (mkfifo(("game_" + game_name).c_str(), ACCESS_PERMS) == -1) {</text:span></text:span></text:p>
      <text:p text:style-name="P20"><text:span text:style-name="symbol4_5f_cpp"><text:span text:style-name="T15"><text:s text:c="8"/>perror("mkfifo");</text:span></text:span></text:p>
      <text:p text:style-name="P20"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int fd = open(("game_" + game_name).c_str(), O_RDWR);</text:span></text:span></text:p>
      <text:p text:style-name="P20"><text:span text:style-name="symbol4_5f_cpp"><text:span text:style-name="T15"><text:s text:c="4"/>if (fd == -1) {</text:span></text:span></text:p>
      <text:p text:style-name="P20"><text:span text:style-name="symbol4_5f_cpp"><text:span text:style-name="T15"><text:s text:c="8"/>perror("open");</text:span></text:span></text:p>
      <text:p text:style-name="P20"><text:soft-page-break/><text:span text:style-name="symbol4_5f_cpp"><text:span text:style-name="T15"><text:s text:c="8"/>exit(EXIT_FAILURE)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return fd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int check(const std::string &amp;game_word, const std::string &amp;try_word, int &amp;cows, int &amp;bulls) {</text:span></text:span></text:p>
      <text:p text:style-name="P20"><text:span text:style-name="symbol4_5f_cpp"><text:span text:style-name="T15"><text:s text:c="4"/>if (try_word.size() != game_word.size()) {</text:span></text:span></text:p>
      <text:p text:style-name="P20"><text:span text:style-name="symbol4_5f_cpp"><text:span text:style-name="T15"><text:s text:c="8"/>return -1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if (try_word == game_word) {</text:span></text:span></text:p>
      <text:p text:style-name="P20"><text:span text:style-name="symbol4_5f_cpp"><text:span text:style-name="T15"><text:s text:c="8"/>return 1;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size_t size = game_word.size();</text:span></text:span></text:p>
      <text:p text:style-name="P20"><text:span text:style-name="symbol4_5f_cpp"><text:span text:style-name="T15"><text:s text:c="4"/>for (size_t i = 0; i &lt; size; ++i) {</text:span></text:span></text:p>
      <text:p text:style-name="P20"><text:span text:style-name="symbol4_5f_cpp"><text:span text:style-name="T15"><text:s text:c="8"/>for (size_t j = 0; j &lt; size; ++j) {</text:span></text:span></text:p>
      <text:p text:style-name="P20"><text:span text:style-name="symbol4_5f_cpp"><text:span text:style-name="T15"><text:s text:c="12"/>if (game_word[i] == game_word[j]) {</text:span></text:span></text:p>
      <text:p text:style-name="P20"><text:span text:style-name="symbol4_5f_cpp"><text:span text:style-name="T15"><text:s text:c="16"/>if (i == j) {</text:span></text:span></text:p>
      <text:p text:style-name="P20"><text:span text:style-name="symbol4_5f_cpp"><text:span text:style-name="T15"><text:s text:c="20"/>++bulls;</text:span></text:span></text:p>
      <text:p text:style-name="P20"><text:span text:style-name="symbol4_5f_cpp"><text:span text:style-name="T15"><text:s text:c="16"/>} else {</text:span></text:span></text:p>
      <text:p text:style-name="P20"><text:span text:style-name="symbol4_5f_cpp"><text:span text:style-name="T15"><text:s text:c="20"/>++cows;</text:span></text:span></text:p>
      <text:p text:style-name="P20"><text:span text:style-name="symbol4_5f_cpp"><text:span text:style-name="T15"><text:s text:c="16"/>}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8"/>}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<text:s text:c="4"/>return 0;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void game_func(const std::string &amp;game_name, const std::string &amp;game_word) {</text:span></text:span></text:p>
      <text:p text:style-name="P20"><text:span text:style-name="symbol4_5f_cpp"><text:span text:style-name="T15"><text:s text:c="4"/>std::map&lt;std::string, int&gt; players_fd;</text:span></text:span></text:p>
      <text:p text:style-name="P20"><text:span text:style-name="symbol4_5f_cpp"><text:span text:style-name="T15"><text:s text:c="4"/>int fd = create_game_pipe(game_name);</text:span></text:span></text:p>
      <text:p text:style-name="P20"><text:span text:style-name="symbol4_5f_cpp"><text:span text:style-name="T15"><text:s text:c="4"/>int cows, bulls;</text:span></text:span></text:p>
      <text:p text:style-name="P20"><text:span text:style-name="symbol4_5f_cpp"><text:span text:style-name="T15"><text:s text:c="4"/>std::string game_respond;</text:span></text:span></text:p>
      <text:p text:style-name="P20"><text:soft-page-break/><text:span text:style-name="symbol4_5f_cpp"><text:span text:style-name="T15"><text:s text:c="4"/>int game_status;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><text:s text:c="4"/>std::cout &lt;&lt; "START GAME: " &lt;&lt; game_name &lt;&lt; std::endl;</text:span></text:span></text:p>
      <text:p text:style-name="P20"><text:span text:style-name="symbol4_5f_cpp"><text:span text:style-name="T15"><text:s text:c="4"/>std::string login, cmd, data;</text:span></text:span></text:p>
      <text:p text:style-name="P20"><text:span text:style-name="symbol4_5f_cpp"><text:span text:style-name="T15"><text:s text:c="4"/>while (true) {</text:span></text:span></text:p>
      <text:p text:style-name="P20"><text:span text:style-name="symbol4_5f_cpp"><text:span text:style-name="T15"><text:s text:c="8"/>login = cmd = data = "";</text:span></text:span></text:p>
      <text:p text:style-name="P20"><text:span text:style-name="symbol4_5f_cpp"><text:span text:style-name="T15"><text:s text:c="8"/>receive_from_client(fd, &amp;login, &amp;cmd, &amp;data);</text:span></text:span></text:p>
      <text:p text:style-name="P20"><text:span text:style-name="symbol4_5f_cpp"><text:span text:style-name="T15"><text:s text:c="8"/>if (cmd == "connect") {</text:span></text:span></text:p>
      <text:p text:style-name="P20"><text:span text:style-name="symbol4_5f_cpp"><text:span text:style-name="T15"><text:s text:c="12"/>players_fd[login] = open(login.c_str(), O_RDWR);</text:span></text:span></text:p>
      <text:p text:style-name="P20"><text:span text:style-name="symbol4_5f_cpp"><text:span text:style-name="T15"><text:s text:c="12"/>std::cout &lt;&lt; "CLIENT " &lt;&lt; login &lt;&lt; " JOINED THE GAME: " &lt;&lt; game_name &lt;&lt; std::endl;</text:span></text:span></text:p>
      <text:p text:style-name="P20"><text:span text:style-name="symbol4_5f_cpp"><text:span text:style-name="T15"><text:s text:c="12"/>game_respond =</text:span></text:span></text:p>
      <text:p text:style-name="P20"><text:span text:style-name="symbol4_5f_cpp"><text:span text:style-name="T15"><text:s text:c="20"/>"Welcome to the game " + game_name + "\n" + "Make your guesses with the command \"maybe $word\"";</text:span></text:span></text:p>
      <text:p text:style-name="P20"><text:span text:style-name="symbol4_5f_cpp"><text:span text:style-name="T15"><text:s text:c="12"/>send_to_client(players_fd[login], game_respond);</text:span></text:span></text:p>
      <text:p text:style-name="P20"><text:span text:style-name="symbol4_5f_cpp"><text:span text:style-name="T15"><text:s text:c="8"/>} else if (cmd == "maybe") {</text:span></text:span></text:p>
      <text:p text:style-name="P20"><text:span text:style-name="symbol4_5f_cpp"><text:span text:style-name="T15"><text:s text:c="12"/>game_status = check(game_word, data, cows, bulls);</text:span></text:span></text:p>
      <text:p text:style-name="P20"><text:span text:style-name="symbol4_5f_cpp"><text:span text:style-name="T15"><text:s text:c="12"/>if (game_status == -1) {</text:span></text:span></text:p>
      <text:p text:style-name="P20"><text:span text:style-name="symbol4_5f_cpp"><text:span text:style-name="T15"><text:s text:c="16"/>game_respond = "Wrong string size";</text:span></text:span></text:p>
      <text:p text:style-name="P20"><text:span text:style-name="symbol4_5f_cpp"><text:span text:style-name="T15"><text:s text:c="16"/>send_to_client(players_fd[login], game_respond);</text:span></text:span></text:p>
      <text:p text:style-name="P20"><text:span text:style-name="symbol4_5f_cpp"><text:span text:style-name="T15"><text:s text:c="12"/>} else if (game_status == 1) {</text:span></text:span></text:p>
      <text:p text:style-name="P20"><text:span text:style-name="symbol4_5f_cpp"><text:span text:style-name="T15"><text:s text:c="16"/>game_respond = "You won the game";</text:span></text:span></text:p>
      <text:p text:style-name="P20"><text:span text:style-name="symbol4_5f_cpp"><text:span text:style-name="T15"><text:s text:c="16"/>send_to_client(players_fd[login], game_respond);</text:span></text:span></text:p>
      <text:p text:style-name="P20"><text:span text:style-name="symbol4_5f_cpp"><text:span text:style-name="T15"><text:s text:c="16"/>add_results(game_name, game_word, login);</text:span></text:span></text:p>
      <text:p text:style-name="P20"><text:span text:style-name="symbol4_5f_cpp"><text:span text:style-name="T15"><text:s text:c="16"/>game_respond = "Game is over. Winner is " + login + " . Game word is " + game_word + ".";</text:span></text:span></text:p>
      <text:p text:style-name="P20"><text:span text:style-name="symbol4_5f_cpp"><text:span text:style-name="T15"><text:s text:c="16"/>for (const auto &amp;it: players_fd) {</text:span></text:span></text:p>
      <text:p text:style-name="P20"><text:span text:style-name="symbol4_5f_cpp"><text:span text:style-name="T15"><text:s text:c="20"/>send_to_client(it.second, game_respond);</text:span></text:span></text:p>
      <text:p text:style-name="P20"><text:span text:style-name="symbol4_5f_cpp"><text:span text:style-name="T15"><text:s text:c="20"/>do {</text:span></text:span></text:p>
      <text:p text:style-name="P20"><text:span text:style-name="symbol4_5f_cpp"><text:span text:style-name="T15"><text:s text:c="24"/>std::string annoy = "Please leave the table (Use command \"leave\")";</text:span></text:span></text:p>
      <text:p text:style-name="P20"><text:span text:style-name="symbol4_5f_cpp"><text:span text:style-name="T15"><text:s text:c="24"/>send_to_client(it.second, annoy);</text:span></text:span></text:p>
      <text:p text:style-name="P20"><text:span text:style-name="symbol4_5f_cpp"><text:span text:style-name="T15"><text:s text:c="24"/>receive_from_client(fd, &amp;login, &amp;cmd, &amp;data);</text:span></text:span></text:p>
      <text:p text:style-name="P20"><text:span text:style-name="symbol4_5f_cpp"><text:span text:style-name="T15"><text:s text:c="20"/>} while (cmd != "leave");</text:span></text:span></text:p>
      <text:p text:style-name="P20"><text:soft-page-break/><text:span text:style-name="symbol4_5f_cpp"><text:span text:style-name="T15"><text:s text:c="20"/>std::cout &lt;&lt; "CLIENT " &lt;&lt; it.first &lt;&lt; "LEFT FROM THE TABLE" &lt;&lt; std::endl;</text:span></text:span></text:p>
      <text:p text:style-name="P20"><text:span text:style-name="symbol4_5f_cpp"><text:span text:style-name="T15"><text:s text:c="20"/>players_fd.erase(it.first);</text:span></text:span></text:p>
      <text:p text:style-name="P20"><text:span text:style-name="symbol4_5f_cpp"><text:span text:style-name="T15"><text:s text:c="16"/>}</text:span></text:span></text:p>
      <text:p text:style-name="P20"><text:span text:style-name="symbol4_5f_cpp"><text:span text:style-name="T15"><text:s text:c="16"/>close(fd);</text:span></text:span></text:p>
      <text:p text:style-name="P20"><text:span text:style-name="symbol4_5f_cpp"><text:span text:style-name="T15"><text:s text:c="16"/>std::cout &lt;&lt; "FINISH GAME: " &lt;&lt; game_name &lt;&lt; std::endl;</text:span></text:span></text:p>
      <text:p text:style-name="P20"><text:span text:style-name="symbol4_5f_cpp"><text:span text:style-name="T15"><text:s text:c="16"/>int mainFD = open("main_input", O_RDWR);</text:span></text:span></text:p>
      <text:p text:style-name="P20"><text:span text:style-name="symbol4_5f_cpp"><text:span text:style-name="T15"><text:s text:c="16"/>game_respond = "finish";</text:span></text:span></text:p>
      <text:p text:style-name="P20"><text:span text:style-name="symbol4_5f_cpp"><text:span text:style-name="T15"><text:s text:c="16"/>login = game_name;</text:span></text:span></text:p>
      <text:p text:style-name="P20"><text:span text:style-name="symbol4_5f_cpp"><text:span text:style-name="T15"><text:s text:c="16"/>send_to_server(mainFD, login, game_respond, data);</text:span></text:span></text:p>
      <text:p text:style-name="P20"><text:span text:style-name="symbol4_5f_cpp"><text:span text:style-name="T15"><text:s text:c="16"/>return;</text:span></text:span></text:p>
      <text:p text:style-name="P20"><text:span text:style-name="symbol4_5f_cpp"><text:span text:style-name="T15"><text:s text:c="12"/>} else {</text:span></text:span></text:p>
      <text:p text:style-name="P20"><text:span text:style-name="symbol4_5f_cpp"><text:span text:style-name="T15"><text:s text:c="16"/>game_respond = "Bulls: " + std::to_string(bulls) + " Cows: " + std::to_string(cows);</text:span></text:span></text:p>
      <text:p text:style-name="P20"><text:span text:style-name="symbol4_5f_cpp"><text:span text:style-name="T15"><text:s text:c="16"/>send_to_client(players_fd[login], game_respond)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8"/>} else if (cmd == "leave") {</text:span></text:span></text:p>
      <text:p text:style-name="P20"><text:span text:style-name="symbol4_5f_cpp"><text:span text:style-name="T15"><text:s text:c="12"/>players_fd.erase(login);</text:span></text:span></text:p>
      <text:p text:style-name="P20"><text:span text:style-name="symbol4_5f_cpp"><text:span text:style-name="T15"><text:s text:c="12"/>std::cout &lt;&lt; "CLIENT " &lt;&lt; login &lt;&lt; " LEFT FROM THE TABLE" &lt;&lt; std::endl;</text:span></text:span></text:p>
      <text:p text:style-name="P20"><text:span text:style-name="symbol4_5f_cpp"><text:span text:style-name="T15"><text:s text:c="8"/>}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}</text:span></text:span></text:p>
      <text:p text:style-name="P20"><text:span text:style-name="symbol4_5f_cpp"><text:span text:style-name="T15"/></text:span></text:p>
      <text:p text:style-name="P20"><text:span text:style-name="symbol4_5f_cpp"><text:span text:style-name="T15"/></text:span></text:p>
      <text:p text:style-name="P20"><text:span text:style-name="symbol4_5f_cpp"><text:span text:style-name="T15">int main() {</text:span></text:span></text:p>
      <text:p text:style-name="P20"><text:span text:style-name="symbol4_5f_cpp"><text:span text:style-name="T15"><text:s text:c="4"/>int fd_rec = create_main_pipe();</text:span></text:span></text:p>
      <text:p text:style-name="P20"><text:span text:style-name="symbol4_5f_cpp"><text:span text:style-name="T15"><text:s text:c="4"/>std::map&lt;std::string, int&gt; logins_fds;</text:span></text:span></text:p>
      <text:p text:style-name="P20"><text:span text:style-name="symbol4_5f_cpp"><text:span text:style-name="T15"><text:s text:c="4"/>std::vector&lt;std::thread&gt; games_threads;</text:span></text:span></text:p>
      <text:p text:style-name="P20"><text:span text:style-name="symbol4_5f_cpp"><text:span text:style-name="T15"><text:s text:c="4"/>std::vector&lt;std::string&gt; games_names;</text:span></text:span></text:p>
      <text:p text:style-name="P20"><text:span text:style-name="symbol4_5f_cpp"><text:span text:style-name="T15"><text:s text:c="4"/>std::string game_name, game_word;</text:span></text:span></text:p>
      <text:p text:style-name="P20"><text:span text:style-name="symbol4_5f_cpp"><text:span text:style-name="T15"><text:s text:c="4"/>std::string login, cmd, data;</text:span></text:span></text:p>
      <text:p text:style-name="P20"><text:span text:style-name="symbol4_5f_cpp"><text:span text:style-name="T15"><text:s text:c="4"/>check_data_base();</text:span></text:span></text:p>
      <text:p text:style-name="P20"><text:span text:style-name="symbol4_5f_cpp"><text:span text:style-name="T15"><text:s text:c="4"/>while (true) {</text:span></text:span></text:p>
      <text:p text:style-name="P20"><text:span text:style-name="symbol4_5f_cpp"><text:span text:style-name="T15"><text:s text:c="8"/>login = cmd = data = "";</text:span></text:span></text:p>
      <text:p text:style-name="P20"><text:soft-page-break/><text:span text:style-name="symbol4_5f_cpp"><text:span text:style-name="T15"><text:s text:c="8"/>receive_from_client(fd_rec, &amp;login, &amp;cmd, &amp;data);</text:span></text:span></text:p>
      <text:p text:style-name="P20"><text:span text:style-name="symbol4_5f_cpp"><text:span text:style-name="T15"><text:s text:c="8"/>if (cmd == "log") {</text:span></text:span></text:p>
      <text:p text:style-name="P20"><text:span text:style-name="symbol4_5f_cpp"><text:span text:style-name="T15"><text:s text:c="12"/>std::string password = data;</text:span></text:span></text:p>
      <text:p text:style-name="P20"><text:span text:style-name="symbol4_5f_cpp"><text:span text:style-name="T15"><text:s text:c="12"/>std::pair&lt;std::string, std::string&gt; pair = std::make_pair(login, password);</text:span></text:span></text:p>
      <text:p text:style-name="P20"><text:span text:style-name="symbol4_5f_cpp"><text:span text:style-name="T15"><text:s text:c="12"/>if (check_in_data_base(pair)) {</text:span></text:span></text:p>
      <text:p text:style-name="P20"><text:span text:style-name="symbol4_5f_cpp"><text:span text:style-name="T15"><text:s text:c="16"/>std::cout &lt;&lt; "NEW CLIENT: " &lt;&lt; login &lt;&lt; std::endl;</text:span></text:span></text:p>
      <text:p text:style-name="P20"><text:span text:style-name="symbol4_5f_cpp"><text:span text:style-name="T15"><text:s text:c="16"/>logins_fds[login] = create_client_pipe(login)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8"/>} else if (cmd == "reg") {</text:span></text:span></text:p>
      <text:p text:style-name="P20"><text:span text:style-name="symbol4_5f_cpp"><text:span text:style-name="T15"><text:s text:c="12"/>std::string password = data;</text:span></text:span></text:p>
      <text:p text:style-name="P20"><text:span text:style-name="symbol4_5f_cpp"><text:span text:style-name="T15"><text:s text:c="12"/>std::pair&lt;std::string, std::string&gt; pair = std::make_pair(login, password);</text:span></text:span></text:p>
      <text:p text:style-name="P20"><text:span text:style-name="symbol4_5f_cpp"><text:span text:style-name="T15"><text:s text:c="12"/>if (add_in_data_base(pair)) {</text:span></text:span></text:p>
      <text:p text:style-name="P20"><text:span text:style-name="symbol4_5f_cpp"><text:span text:style-name="T15"><text:s text:c="16"/>std::cout &lt;&lt; "NEW USER: " &lt;&lt; login &lt;&lt; std::endl;</text:span></text:span></text:p>
      <text:p text:style-name="P20"><text:span text:style-name="symbol4_5f_cpp"><text:span text:style-name="T15"><text:s text:c="16"/>logins_fds[login] = create_client_pipe(login)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8"/>} else if (cmd == "create") {</text:span></text:span></text:p>
      <text:p text:style-name="P20"><text:span text:style-name="symbol4_5f_cpp"><text:span text:style-name="T15"><text:s text:c="12"/>game_name = game_word = "";</text:span></text:span></text:p>
      <text:p text:style-name="P20"><text:span text:style-name="symbol4_5f_cpp"><text:span text:style-name="T15"><text:s text:c="12"/>std::cout &lt;&lt; data &lt;&lt; std::endl;</text:span></text:span></text:p>
      <text:p text:style-name="P20"><text:span text:style-name="symbol4_5f_cpp"><text:span text:style-name="T15"><text:s text:c="12"/>parse_game_word(data, game_name, game_word);</text:span></text:span></text:p>
      <text:p text:style-name="P20"><text:span text:style-name="symbol4_5f_cpp"><text:span text:style-name="T15"><text:s text:c="12"/>std::cout &lt;&lt; game_name &lt;&lt; std::endl;</text:span></text:span></text:p>
      <text:p text:style-name="P20"><text:span text:style-name="symbol4_5f_cpp"><text:span text:style-name="T15"><text:s text:c="12"/>games_names.emplace_back("game_" + game_name);</text:span></text:span></text:p>
      <text:p text:style-name="P20"><text:span text:style-name="symbol4_5f_cpp"><text:span text:style-name="T15"><text:s text:c="12"/>games_threads.emplace_back(std::thread(game_func, game_name, game_word));</text:span></text:span></text:p>
      <text:p text:style-name="P20"><text:span text:style-name="symbol4_5f_cpp"><text:span text:style-name="T15"><text:s text:c="8"/>} else if (cmd == "quit") {</text:span></text:span></text:p>
      <text:p text:style-name="P20"><text:span text:style-name="symbol4_5f_cpp"><text:span text:style-name="T15"><text:s text:c="12"/>close(logins_fds[login]);</text:span></text:span></text:p>
      <text:p text:style-name="P20"><text:span text:style-name="symbol4_5f_cpp"><text:span text:style-name="T15"><text:s text:c="12"/>std::remove(login.c_str());</text:span></text:span></text:p>
      <text:p text:style-name="P20"><text:span text:style-name="symbol4_5f_cpp"><text:span text:style-name="T15"><text:s text:c="12"/>logins_fds.erase(login);</text:span></text:span></text:p>
      <text:p text:style-name="P20"><text:span text:style-name="symbol4_5f_cpp"><text:span text:style-name="T15"><text:s text:c="12"/>std::cout &lt;&lt; "CLIENT " &lt;&lt; login &lt;&lt; " LEFT THE GAME" &lt;&lt; std::endl;</text:span></text:span></text:p>
      <text:p text:style-name="P20"><text:span text:style-name="symbol4_5f_cpp"><text:span text:style-name="T15"><text:s text:c="8"/>} else if (cmd == "shut_down" and login == ADMIN_NAME) {</text:span></text:span></text:p>
      <text:p text:style-name="P20"><text:span text:style-name="symbol4_5f_cpp"><text:span text:style-name="T15"><text:s text:c="12"/>std::string message = "SERVER CLOSED";</text:span></text:span></text:p>
      <text:p text:style-name="P20"><text:span text:style-name="symbol4_5f_cpp"><text:span text:style-name="T15"><text:s text:c="12"/>for (auto &amp;it: logins_fds) {</text:span></text:span></text:p>
      <text:p text:style-name="P20"><text:span text:style-name="symbol4_5f_cpp"><text:span text:style-name="T15"><text:s text:c="16"/>send_to_client(it.second, message);</text:span></text:span></text:p>
      <text:p text:style-name="P20"><text:span text:style-name="symbol4_5f_cpp"><text:span text:style-name="T15"><text:s text:c="16"/>close(it.second);</text:span></text:span></text:p>
      <text:p text:style-name="P20"><text:soft-page-break/><text:span text:style-name="symbol4_5f_cpp"><text:span text:style-name="T15"><text:s text:c="16"/>remove(it.first.c_str())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12"/>for (size_t i = 0; i &lt; games_threads.size(); ++i) {</text:span></text:span></text:p>
      <text:p text:style-name="P20"><text:span text:style-name="symbol4_5f_cpp"><text:span text:style-name="T15"><text:s text:c="16"/>std::remove(games_names[i].c_str());</text:span></text:span></text:p>
      <text:p text:style-name="P20"><text:span text:style-name="symbol4_5f_cpp"><text:span text:style-name="T15"><text:s text:c="16"/>games_threads[i].detach();</text:span></text:span></text:p>
      <text:p text:style-name="P20"><text:span text:style-name="symbol4_5f_cpp"><text:span text:style-name="T15"><text:s text:c="12"/>}</text:span></text:span></text:p>
      <text:p text:style-name="P20"><text:span text:style-name="symbol4_5f_cpp"><text:span text:style-name="T15"><text:s text:c="12"/>std::remove(SERVER_INPUT_FILE_NAME);</text:span></text:span></text:p>
      <text:p text:style-name="P20"><text:span text:style-name="symbol4_5f_cpp"><text:span text:style-name="T15"><text:s text:c="12"/>std::cout &lt;&lt; "SERVER OFF" &lt;&lt; std::endl;</text:span></text:span></text:p>
      <text:p text:style-name="P20"><text:span text:style-name="symbol4_5f_cpp"><text:span text:style-name="T15"><text:s text:c="12"/>exit(EXIT_SUCCESS);</text:span></text:span></text:p>
      <text:p text:style-name="P20"><text:span text:style-name="symbol4_5f_cpp"><text:span text:style-name="T15"><text:s text:c="8"/>}</text:span></text:span></text:p>
      <text:p text:style-name="P20"><text:span text:style-name="symbol4_5f_cpp"><text:span text:style-name="T15"><text:s text:c="4"/>}</text:span></text:span></text:p>
      <text:p text:style-name="P20"><text:span text:style-name="symbol4_5f_cpp"><text:span text:style-name="T15">}</text:span></text:span></text:p>
      <text:p text:style-name="P24"><text:span text:style-name="symbol0_5f_cpp"><text:span text:style-name="T15">}</text:span></text:span></text:p>
      <text:p text:style-name="P25"><text:span text:style-name="symbol0_5f_c"><text:span text:style-name="T16"/></text:span></text:p>
      <text:p text:style-name="P21"><text:span text:style-name="symbol0_5f_c"/></text:p>
      <text:p text:style-name="P22"><text:span text:style-name="symbol0_5f_c"><text:span text:style-name="T9">Сборка программы</text:span></text:span></text:p>
      <text:p text:style-name="P26"><text:span text:style-name="symbol0_5f_c"><text:span text:style-name="T13">Сборка осуществляется при помощи утилиты cmake.</text:span></text:span></text:p>
      <text:p text:style-name="P26"><text:span text:style-name="symbol0_5f_c"><text:span text:style-name="T13">[yadroff@fedora src]$ cat CMakeLists.txt </text:span></text:span></text:p>
      <text:p text:style-name="P26"><text:span text:style-name="symbol0_5f_c"><text:span text:style-name="T13">cmake_minimum_required(VERSION 3.20)</text:span></text:span></text:p>
      <text:p text:style-name="P26"><text:span text:style-name="symbol0_5f_c"><text:span text:style-name="T13">project(KP)</text:span></text:span></text:p>
      <text:p text:style-name="P26"><text:span text:style-name="symbol0_5f_c"><text:span text:style-name="T13"/></text:span></text:p>
      <text:p text:style-name="P26"><text:span text:style-name="symbol0_5f_c"><text:span text:style-name="T13">set(CMAKE_THREAD_PREFER_PTHREAD TRUE)</text:span></text:span></text:p>
      <text:p text:style-name="P26"><text:span text:style-name="symbol0_5f_c"><text:span text:style-name="T13">set(THREADS_PREFER_PTHREAD_FLAG TRUE)</text:span></text:span></text:p>
      <text:p text:style-name="P26"><text:span text:style-name="symbol0_5f_c"><text:span text:style-name="T13">find_package(Threads REQUIRED)</text:span></text:span></text:p>
      <text:p text:style-name="P26"><text:span text:style-name="symbol0_5f_c"><text:span text:style-name="T13"/></text:span></text:p>
      <text:p text:style-name="P26"><text:span text:style-name="symbol0_5f_c"><text:span text:style-name="T13">add_executable(client client.cpp)</text:span></text:span></text:p>
      <text:p text:style-name="P26"><text:span text:style-name="symbol0_5f_c"><text:span text:style-name="T13">add_executable(server server.cpp)</text:span></text:span></text:p>
      <text:p text:style-name="P26"><text:span text:style-name="symbol0_5f_c"><text:span text:style-name="T13">target_link_libraries(client Threads::Threads)</text:span></text:span></text:p>
      <text:p text:style-name="P26"><text:span text:style-name="symbol0_5f_c"><text:span text:style-name="T13">target_link_libraries(server Threads::Threads)</text:span></text:span></text:p>
      <text:p text:style-name="P26"><text:span text:style-name="symbol0_5f_c"><text:span text:style-name="T13">[yadroff@fedora src]$ mkdir build</text:span></text:span></text:p>
      <text:p text:style-name="P26"><text:soft-page-break/><text:span text:style-name="symbol0_5f_c"><text:span text:style-name="T13">[yadroff@fedora src]$ cd build</text:span></text:span></text:p>
      <text:p text:style-name="P26"><text:span text:style-name="symbol0_5f_c"><text:span text:style-name="T13">[yadroff@fedora build]$ cmake ..</text:span></text:span></text:p>
      <text:p text:style-name="P26"><text:span text:style-name="symbol0_5f_c"><text:span text:style-name="T13">-- The C compiler identification is GNU 11.2.1</text:span></text:span></text:p>
      <text:p text:style-name="P26"><text:span text:style-name="symbol0_5f_c"><text:span text:style-name="T13">-- The CXX compiler identification is GNU 11.2.1</text:span></text:span></text:p>
      <text:p text:style-name="P26"><text:span text:style-name="symbol0_5f_c"><text:span text:style-name="T13">-- Detecting C compiler ABI info</text:span></text:span></text:p>
      <text:p text:style-name="P26"><text:span text:style-name="symbol0_5f_c"><text:span text:style-name="T13">-- Detecting C compiler ABI info - done</text:span></text:span></text:p>
      <text:p text:style-name="P26"><text:span text:style-name="symbol0_5f_c"><text:span text:style-name="T13">-- Check for working C compiler: /usr/bin/cc - skipped</text:span></text:span></text:p>
      <text:p text:style-name="P26"><text:span text:style-name="symbol0_5f_c"><text:span text:style-name="T13">-- Detecting C compile features</text:span></text:span></text:p>
      <text:p text:style-name="P26"><text:span text:style-name="symbol0_5f_c"><text:span text:style-name="T13">-- Detecting C compile features - done</text:span></text:span></text:p>
      <text:p text:style-name="P26"><text:span text:style-name="symbol0_5f_c"><text:span text:style-name="T13">-- Detecting CXX compiler ABI info</text:span></text:span></text:p>
      <text:p text:style-name="P26"><text:span text:style-name="symbol0_5f_c"><text:span text:style-name="T13">-- Detecting CXX compiler ABI info - done</text:span></text:span></text:p>
      <text:p text:style-name="P26"><text:span text:style-name="symbol0_5f_c"><text:span text:style-name="T13">-- Check for working CXX compiler: /usr/bin/c++ - skipped</text:span></text:span></text:p>
      <text:p text:style-name="P26"><text:span text:style-name="symbol0_5f_c"><text:span text:style-name="T13">-- Detecting CXX compile features</text:span></text:span></text:p>
      <text:p text:style-name="P26"><text:span text:style-name="symbol0_5f_c"><text:span text:style-name="T13">-- Detecting CXX compile features - done</text:span></text:span></text:p>
      <text:p text:style-name="P26"><text:span text:style-name="symbol0_5f_c"><text:span text:style-name="T13">-- Looking for pthread.h</text:span></text:span></text:p>
      <text:p text:style-name="P26"><text:span text:style-name="symbol0_5f_c"><text:span text:style-name="T13">-- Looking for pthread.h - found</text:span></text:span></text:p>
      <text:p text:style-name="P26"><text:span text:style-name="symbol0_5f_c"><text:span text:style-name="T13">-- Performing Test CMAKE_HAVE_LIBC_PTHREAD</text:span></text:span></text:p>
      <text:p text:style-name="P26"><text:span text:style-name="symbol0_5f_c"><text:span text:style-name="T13">-- Performing Test CMAKE_HAVE_LIBC_PTHREAD - Success</text:span></text:span></text:p>
      <text:p text:style-name="P26"><text:span text:style-name="symbol0_5f_c"><text:span text:style-name="T13">-- Found Threads: TRUE <text:s/></text:span></text:span></text:p>
      <text:p text:style-name="P26"><text:span text:style-name="symbol0_5f_c"><text:span text:style-name="T13">-- Configuring done</text:span></text:span></text:p>
      <text:p text:style-name="P26"><text:span text:style-name="symbol0_5f_c"><text:span text:style-name="T13">-- Generating done</text:span></text:span></text:p>
      <text:p text:style-name="P26"><text:span text:style-name="symbol0_5f_c"><text:span text:style-name="T13">-- Build files have been written to: /home/yadroff/CLionProjects/OS/KP/src/build</text:span></text:span></text:p>
      <text:p text:style-name="P26"><text:span text:style-name="symbol0_5f_c"><text:span text:style-name="T13">[yadroff@fedora build]$ make</text:span></text:span></text:p>
      <text:p text:style-name="P26"><text:span text:style-name="symbol0_5f_c"><text:span text:style-name="T13">[ 25%] Building CXX object CMakeFiles/client.dir/client.cpp.o</text:span></text:span></text:p>
      <text:p text:style-name="P26"><text:span text:style-name="symbol0_5f_c"><text:span text:style-name="T13">[ 50%] Linking CXX executable client</text:span></text:span></text:p>
      <text:p text:style-name="P26"><text:span text:style-name="symbol0_5f_c"><text:span text:style-name="T13">[ 50%] Built target client</text:span></text:span></text:p>
      <text:p text:style-name="P26"><text:span text:style-name="symbol0_5f_c"><text:span text:style-name="T13">[ 75%] Building CXX object CMakeFiles/server.dir/server.cpp.o</text:span></text:span></text:p>
      <text:p text:style-name="P26"><text:span text:style-name="symbol0_5f_c"><text:span text:style-name="T13">[100%] Linking CXX executable server</text:span></text:span></text:p>
      <text:p text:style-name="P26"><text:span text:style-name="symbol0_5f_c"><text:span text:style-name="T13">[100%] Built target server</text:span></text:span></text:p>
      <text:p text:style-name="P18"><text:soft-page-break/>Демонстрация работы программы</text:p>
      <text:p text:style-name="P53"><text:span text:style-name="symbol0_5f_bash">[yadroff@fedora build]$ ./server</text:span></text:p>
      <text:p text:style-name="P53"><text:span text:style-name="symbol0_5f_bash">OK: DATA BASE</text:span></text:p>
      <text:p text:style-name="P53"><text:span text:style-name="symbol0_5f_bash">NEW USER: a</text:span></text:p>
      <text:p text:style-name="P53"><text:span text:style-name="symbol0_5f_bash">NEW USER: b</text:span></text:p>
      <text:p text:style-name="P53"><text:span text:style-name="symbol0_5f_bash">NEW CLIENT: Yadroff</text:span></text:p>
      <text:p text:style-name="P53"><text:span text:style-name="symbol0_5f_bash">abcd%a</text:span></text:p>
      <text:p text:style-name="P53"><text:span text:style-name="symbol0_5f_bash">abcd</text:span></text:p>
      <text:p text:style-name="P53"><text:span text:style-name="symbol0_5f_bash">START GAME: abcd</text:span></text:p>
      <text:p text:style-name="P53"><text:span text:style-name="symbol0_5f_bash">CLIENT a JOINED THE GAME: abcd</text:span></text:p>
      <text:p text:style-name="P53"><text:span text:style-name="symbol0_5f_bash">CLIENT b JOINED THE GAME: abcd</text:span></text:p>
      <text:p text:style-name="P53"><text:span text:style-name="symbol0_5f_bash">cad%jk</text:span></text:p>
      <text:p text:style-name="P53"><text:span text:style-name="symbol0_5f_bash">cad</text:span></text:p>
      <text:p text:style-name="P53"><text:span text:style-name="symbol0_5f_bash">START GAME: cad</text:span></text:p>
      <text:p text:style-name="P53"><text:span text:style-name="symbol0_5f_bash">CLIENT Yadroff JOINED THE GAME: cad</text:span></text:p>
      <text:p text:style-name="P53"><text:span text:style-name="symbol0_5f_bash">CLIENT a LEFT THE GAME</text:span></text:p>
      <text:p text:style-name="P53"><text:span text:style-name="symbol0_5f_bash">CLIENT b LEFT THE GAME</text:span></text:p>
      <text:p text:style-name="P53"><text:span text:style-name="symbol0_5f_bash">CLIENT Yadroff LEFT THE GAME</text:span></text:p>
      <text:p text:style-name="P53"><text:span text:style-name="symbol0_5f_bash">NEW CLIENT: Yadroff</text:span></text:p>
      <text:p text:style-name="P53"><text:span text:style-name="symbol0_5f_bash">SERVER OFF</text:span></text:p>
      <text:p text:style-name="P53"><text:span text:style-name="symbol0_5f_bash">[yadroff@fedora build]$ ./client</text:span></text:p>
      <text:p text:style-name="P53"><text:span text:style-name="symbol0_5f_bash"><text:tab/><text:tab/><text:tab/>Hello! Welcome to the game "Bulls and cows".</text:span></text:p>
      <text:p text:style-name="P53"><text:span text:style-name="symbol0_5f_bash">Have you already account in this game?</text:span></text:p>
      <text:p text:style-name="P53"><text:span text:style-name="symbol0_5f_bash"><text:s/>Answer: "yes" or "no"</text:span></text:p>
      <text:p text:style-name="P53"><text:span text:style-name="symbol0_5f_bash">&gt; no</text:span></text:p>
      <text:p text:style-name="P53"><text:span text:style-name="symbol0_5f_bash">Please enter your login:</text:span></text:p>
      <text:p text:style-name="P53"><text:span text:style-name="symbol0_5f_bash">&gt; a</text:span></text:p>
      <text:p text:style-name="P53"><text:span text:style-name="symbol0_5f_bash">Please enter your password:</text:span></text:p>
      <text:p text:style-name="P53"><text:span text:style-name="symbol0_5f_bash">&gt; a</text:span></text:p>
      <text:p text:style-name="P53"><text:span text:style-name="symbol0_5f_bash">Connecting to server</text:span></text:p>
      <text:p text:style-name="P53"><text:span text:style-name="symbol0_5f_bash"><text:tab/><text:tab/>Loading</text:span></text:p>
      <text:p text:style-name="P53"><text:span text:style-name="symbol0_5f_bash">[&gt; <text:s text:c="48"/>] 0%</text:span></text:p>
      <text:p text:style-name="P53"><text:span text:style-name="symbol0_5f_bash">[==&gt; <text:s text:c="46"/>] 4%</text:span></text:p>
      <text:p text:style-name="P53"><text:span text:style-name="symbol0_5f_bash">[====&gt; <text:s text:c="44"/>] 8%</text:span></text:p>
      <text:p text:style-name="P53"><text:span text:style-name="symbol0_5f_bash">[======&gt; <text:s text:c="42"/>] 12%</text:span></text:p>
      <text:p text:style-name="P53"><text:span text:style-name="symbol0_5f_bash">[========&gt; <text:s text:c="40"/>] 16%</text:span></text:p>
      <text:p text:style-name="P53"><text:span text:style-name="symbol0_5f_bash">[==========&gt; <text:s text:c="38"/>] 20%</text:span></text:p>
      <text:p text:style-name="P53"><text:span text:style-name="symbol0_5f_bash">[============&gt; <text:s text:c="36"/>] 24%</text:span></text:p>
      <text:p text:style-name="P53"><text:span text:style-name="symbol0_5f_bash">[==============&gt; <text:s text:c="34"/>] 28%</text:span></text:p>
      <text:p text:style-name="P53"><text:span text:style-name="symbol0_5f_bash">[================&gt; <text:s text:c="32"/>] 32%</text:span></text:p>
      <text:p text:style-name="P53"><text:span text:style-name="symbol0_5f_bash">[==================&gt; <text:s text:c="30"/>] 36%</text:span></text:p>
      <text:p text:style-name="P53"><text:span text:style-name="symbol0_5f_bash">[====================&gt; <text:s text:c="28"/>] 40%</text:span></text:p>
      <text:p text:style-name="P53"><text:soft-page-break/><text:span text:style-name="symbol0_5f_bash">[======================&gt; <text:s text:c="26"/>] 44%</text:span></text:p>
      <text:p text:style-name="P53"><text:span text:style-name="symbol0_5f_bash">[========================&gt; <text:s text:c="24"/>] 48%</text:span></text:p>
      <text:p text:style-name="P53"><text:span text:style-name="symbol0_5f_bash">[==========================&gt; <text:s text:c="22"/>] 52%</text:span></text:p>
      <text:p text:style-name="P53"><text:span text:style-name="symbol0_5f_bash">[============================&gt; <text:s text:c="20"/>] 56%</text:span></text:p>
      <text:p text:style-name="P53"><text:span text:style-name="symbol0_5f_bash">[==============================&gt; <text:s text:c="18"/>] 60%</text:span></text:p>
      <text:p text:style-name="P53"><text:span text:style-name="symbol0_5f_bash">[================================&gt; <text:s text:c="16"/>] 64%</text:span></text:p>
      <text:p text:style-name="P53"><text:span text:style-name="symbol0_5f_bash">[==================================&gt; <text:s text:c="14"/>] 68%</text:span></text:p>
      <text:p text:style-name="P53"><text:span text:style-name="symbol0_5f_bash">[====================================&gt; <text:s text:c="12"/>] 72%</text:span></text:p>
      <text:p text:style-name="P53"><text:span text:style-name="symbol0_5f_bash">[======================================&gt; <text:s text:c="10"/>] 76%</text:span></text:p>
      <text:p text:style-name="P53"><text:span text:style-name="symbol0_5f_bash">[========================================&gt; <text:s text:c="8"/>] 80%</text:span></text:p>
      <text:p text:style-name="P53"><text:span text:style-name="symbol0_5f_bash">[==========================================&gt; <text:s text:c="6"/>] 84%</text:span></text:p>
      <text:p text:style-name="P53"><text:span text:style-name="symbol0_5f_bash">[============================================&gt; <text:s text:c="4"/>] 88%</text:span></text:p>
      <text:p text:style-name="P53"><text:span text:style-name="symbol0_5f_bash">[==============================================&gt; <text:s text:c="2"/>] 92%</text:span></text:p>
      <text:p text:style-name="P53"><text:span text:style-name="symbol0_5f_bash">[================================================&gt; ] 96%</text:span></text:p>
      <text:p text:style-name="P53"><text:span text:style-name="symbol0_5f_bash">[==================================================] 100%</text:span></text:p>
      <text:p text:style-name="P53"><text:span text:style-name="symbol0_5f_bash"><text:tab/><text:tab/> Main menu</text:span></text:p>
      <text:p text:style-name="P53"><text:span text:style-name="symbol0_5f_bash"><text:tab/> List of commands</text:span></text:p>
      <text:p text:style-name="P53"><text:span text:style-name="symbol0_5f_bash">1) rules</text:span></text:p>
      <text:p text:style-name="P53"><text:span text:style-name="symbol0_5f_bash">2) create $table_name $game_word</text:span></text:p>
      <text:p text:style-name="P53"><text:span text:style-name="symbol0_5f_bash">3) connect $table_name</text:span></text:p>
      <text:p text:style-name="P53"><text:span text:style-name="symbol0_5f_bash">4) quit</text:span></text:p>
      <text:p text:style-name="P53"><text:span text:style-name="symbol0_5f_bash">&gt; rules</text:span></text:p>
      <text:p text:style-name="P53"><text:span text:style-name="symbol0_5f_bash"><text:tab/><text:tab/>Rules</text:span></text:p>
      <text:p text:style-name="P53"><text:span text:style-name="symbol0_5f_bash">1) One word is made up</text:span></text:p>
      <text:p text:style-name="P53"><text:span text:style-name="symbol0_5f_bash">2) Players try to guess the word</text:span></text:p>
      <text:p text:style-name="P53"><text:span text:style-name="symbol0_5f_bash">3) The server gives response like "N bulls, M cows".</text:span></text:p>
      <text:p text:style-name="P53"><text:span text:style-name="symbol0_5f_bash">4) Server's response means N chars are in the answer and are in their place</text:span></text:p>
      <text:p text:style-name="P53"><text:span text:style-name="symbol0_5f_bash">5) M chars are in the answer, but aren't in their place</text:span></text:p>
      <text:p text:style-name="P53"><text:span text:style-name="symbol0_5f_bash">&gt; create abcd a</text:span></text:p>
      <text:p text:style-name="P53"><text:span text:style-name="symbol0_5f_bash">&gt; connect abcd</text:span></text:p>
      <text:p text:style-name="P53"><text:span text:style-name="symbol0_5f_bash"><text:tab/><text:tab/>Loading</text:span></text:p>
      <text:p text:style-name="P53"><text:span text:style-name="symbol0_5f_bash">[&gt; <text:s text:c="48"/>] 0%</text:span></text:p>
      <text:p text:style-name="P53"><text:span text:style-name="symbol0_5f_bash">[==&gt; <text:s text:c="46"/>] 4%</text:span></text:p>
      <text:p text:style-name="P53"><text:span text:style-name="symbol0_5f_bash">[====&gt; <text:s text:c="44"/>] 8%</text:span></text:p>
      <text:p text:style-name="P53"><text:span text:style-name="symbol0_5f_bash">[======&gt; <text:s text:c="42"/>] 12%</text:span></text:p>
      <text:p text:style-name="P53"><text:span text:style-name="symbol0_5f_bash">[========&gt; <text:s text:c="40"/>] 16%</text:span></text:p>
      <text:p text:style-name="P53"><text:span text:style-name="symbol0_5f_bash">[==========&gt; <text:s text:c="38"/>] 20%</text:span></text:p>
      <text:p text:style-name="P53"><text:span text:style-name="symbol0_5f_bash">[============&gt; <text:s text:c="36"/>] 24%</text:span></text:p>
      <text:p text:style-name="P53"><text:span text:style-name="symbol0_5f_bash">[==============&gt; <text:s text:c="34"/>] 28%</text:span></text:p>
      <text:p text:style-name="P53"><text:span text:style-name="symbol0_5f_bash">[================&gt; <text:s text:c="32"/>] 32%</text:span></text:p>
      <text:p text:style-name="P53"><text:span text:style-name="symbol0_5f_bash">[==================&gt; <text:s text:c="30"/>] 36%</text:span></text:p>
      <text:p text:style-name="P53"><text:span text:style-name="symbol0_5f_bash">[====================&gt; <text:s text:c="28"/>] 40%</text:span></text:p>
      <text:p text:style-name="P53"><text:soft-page-break/><text:span text:style-name="symbol0_5f_bash">[======================&gt; <text:s text:c="26"/>] 44%</text:span></text:p>
      <text:p text:style-name="P53"><text:span text:style-name="symbol0_5f_bash">[========================&gt; <text:s text:c="24"/>] 48%</text:span></text:p>
      <text:p text:style-name="P53"><text:span text:style-name="symbol0_5f_bash">[==========================&gt; <text:s text:c="22"/>] 52%</text:span></text:p>
      <text:p text:style-name="P53"><text:span text:style-name="symbol0_5f_bash">[============================&gt; <text:s text:c="20"/>] 56%</text:span></text:p>
      <text:p text:style-name="P53"><text:span text:style-name="symbol0_5f_bash">[==============================&gt; <text:s text:c="18"/>] 60%</text:span></text:p>
      <text:p text:style-name="P53"><text:span text:style-name="symbol0_5f_bash">[================================&gt; <text:s text:c="16"/>] 64%</text:span></text:p>
      <text:p text:style-name="P53"><text:span text:style-name="symbol0_5f_bash">[==================================&gt; <text:s text:c="14"/>] 68%</text:span></text:p>
      <text:p text:style-name="P53"><text:span text:style-name="symbol0_5f_bash">[====================================&gt; <text:s text:c="12"/>] 72%</text:span></text:p>
      <text:p text:style-name="P53"><text:span text:style-name="symbol0_5f_bash">[======================================&gt; <text:s text:c="10"/>] 76%</text:span></text:p>
      <text:p text:style-name="P53"><text:span text:style-name="symbol0_5f_bash">[========================================&gt; <text:s text:c="8"/>] 80%</text:span></text:p>
      <text:p text:style-name="P53"><text:span text:style-name="symbol0_5f_bash">[==========================================&gt; <text:s text:c="6"/>] 84%</text:span></text:p>
      <text:p text:style-name="P53"><text:span text:style-name="symbol0_5f_bash">[============================================&gt; <text:s text:c="4"/>] 88%</text:span></text:p>
      <text:p text:style-name="P53"><text:span text:style-name="symbol0_5f_bash">[==============================================&gt; <text:s text:c="2"/>] 92%</text:span></text:p>
      <text:p text:style-name="P53"><text:span text:style-name="symbol0_5f_bash">[================================================&gt; ] 96%</text:span></text:p>
      <text:p text:style-name="P53"><text:span text:style-name="symbol0_5f_bash">[==================================================] 100%</text:span></text:p>
      <text:p text:style-name="P53"><text:span text:style-name="symbol0_5f_bash"/></text:p>
      <text:p text:style-name="P53"><text:span text:style-name="symbol0_5f_bash">Welcome to the game abcd</text:span></text:p>
      <text:p text:style-name="P53"><text:span text:style-name="symbol0_5f_bash">Make your guesses with the command "maybe $word"</text:span></text:p>
      <text:p text:style-name="P53"><text:span text:style-name="symbol0_5f_bash">a&gt;maybe bcd</text:span></text:p>
      <text:p text:style-name="P53"><text:span text:style-name="symbol0_5f_bash">&gt; </text:span></text:p>
      <text:p text:style-name="P53"><text:span text:style-name="symbol0_5f_bash">Wrong string size</text:span></text:p>
      <text:p text:style-name="P53"><text:span text:style-name="symbol0_5f_bash">a&gt;maybe b</text:span></text:p>
      <text:p text:style-name="P53"><text:span text:style-name="symbol0_5f_bash">&gt; </text:span></text:p>
      <text:p text:style-name="P53"><text:span text:style-name="symbol0_5f_bash">Bulls: 1 Cows: 0</text:span></text:p>
      <text:p text:style-name="P53"><text:span text:style-name="symbol0_5f_bash">a&gt;maybe c</text:span></text:p>
      <text:p text:style-name="P53"><text:span text:style-name="symbol0_5f_bash">&gt; </text:span></text:p>
      <text:p text:style-name="P53"><text:span text:style-name="symbol0_5f_bash">Bulls: 2 Cows: 0</text:span></text:p>
      <text:p text:style-name="P53"><text:span text:style-name="symbol0_5f_bash">a&gt;maybe a</text:span></text:p>
      <text:p text:style-name="P53"><text:span text:style-name="symbol0_5f_bash">&gt; </text:span></text:p>
      <text:p text:style-name="P53"><text:span text:style-name="symbol0_5f_bash">You won the game</text:span></text:p>
      <text:p text:style-name="P53"><text:span text:style-name="symbol0_5f_bash">a&gt;</text:span></text:p>
      <text:p text:style-name="P53"><text:span text:style-name="symbol0_5f_bash">Game is over. Winner is a . Game word is a.</text:span></text:p>
      <text:p text:style-name="P53"><text:span text:style-name="symbol0_5f_bash">a&gt;</text:span></text:p>
      <text:p text:style-name="P53"><text:span text:style-name="symbol0_5f_bash">Please leave the table (Use command "leave")</text:span></text:p>
      <text:p text:style-name="P53"><text:span text:style-name="symbol0_5f_bash">a&gt;leave</text:span></text:p>
      <text:p text:style-name="P53"><text:span text:style-name="symbol0_5f_bash"><text:tab/><text:tab/> Main menu</text:span></text:p>
      <text:p text:style-name="P53"><text:span text:style-name="symbol0_5f_bash"><text:tab/> List of commands</text:span></text:p>
      <text:p text:style-name="P53"><text:span text:style-name="symbol0_5f_bash">1) rules</text:span></text:p>
      <text:p text:style-name="P53"><text:span text:style-name="symbol0_5f_bash">2) create $table_name $game_word</text:span></text:p>
      <text:p text:style-name="P53"><text:span text:style-name="symbol0_5f_bash">3) connect $table_name</text:span></text:p>
      <text:p text:style-name="P53"><text:span text:style-name="symbol0_5f_bash"/></text:p>
      <text:p text:style-name="P53"><text:span text:style-name="symbol0_5f_bash">Please leave the table (Use command "leave")</text:span></text:p>
      <text:p text:style-name="P53"><text:soft-page-break/><text:span text:style-name="symbol0_5f_bash">a&gt;4) quit</text:span></text:p>
      <text:p text:style-name="P53"><text:span text:style-name="symbol0_5f_bash">&gt; </text:span></text:p>
      <text:p text:style-name="P53"><text:span text:style-name="symbol0_5f_bash">Please leave the table (Use command "leave")</text:span></text:p>
      <text:p text:style-name="P53"><text:span text:style-name="symbol0_5f_bash">a&gt;</text:span></text:p>
      <text:p text:style-name="P53"><text:span text:style-name="symbol0_5f_bash">Please leave the table (Use command "leave")</text:span></text:p>
      <text:p text:style-name="P53"><text:span text:style-name="symbol0_5f_bash">a&gt;leave</text:span></text:p>
      <text:p text:style-name="P53"><text:span text:style-name="symbol0_5f_bash">&gt; rules</text:span></text:p>
      <text:p text:style-name="P53"><text:span text:style-name="symbol0_5f_bash"><text:tab/><text:tab/>Rules</text:span></text:p>
      <text:p text:style-name="P53"><text:span text:style-name="symbol0_5f_bash">1) One word is made up</text:span></text:p>
      <text:p text:style-name="P53"><text:span text:style-name="symbol0_5f_bash">2) Players try to guess the word</text:span></text:p>
      <text:p text:style-name="P53"><text:span text:style-name="symbol0_5f_bash">3) The server gives response like "N bulls, M cows".</text:span></text:p>
      <text:p text:style-name="P53"><text:span text:style-name="symbol0_5f_bash">4) Server's response means N chars are in the answer and are in their place</text:span></text:p>
      <text:p text:style-name="P53"><text:span text:style-name="symbol0_5f_bash">5) M chars are in the answer, but aren't in their place</text:span></text:p>
      <text:p text:style-name="P53"><text:span text:style-name="symbol0_5f_bash">&gt; quit</text:span></text:p>
      <text:p text:style-name="P53"><text:span text:style-name="symbol0_5f_bash">Thank you for game. Come to us later</text:span></text:p>
      <text:p text:style-name="P53"><text:span text:style-name="symbol0_5f_bash">[yadroff@fedora build]$ ./client</text:span></text:p>
      <text:p text:style-name="P53"><text:span text:style-name="symbol0_5f_bash"><text:tab/><text:tab/><text:tab/>Hello! Welcome to the game "Bulls and cows".</text:span></text:p>
      <text:p text:style-name="P53"><text:span text:style-name="symbol0_5f_bash">Have you already account in this game?</text:span></text:p>
      <text:p text:style-name="P53"><text:span text:style-name="symbol0_5f_bash"><text:s/>Answer: "yes" or "no"</text:span></text:p>
      <text:p text:style-name="P53"><text:span text:style-name="symbol0_5f_bash">&gt; no</text:span></text:p>
      <text:p text:style-name="P53"><text:span text:style-name="symbol0_5f_bash">Please enter your login:</text:span></text:p>
      <text:p text:style-name="P53"><text:span text:style-name="symbol0_5f_bash">&gt; b</text:span></text:p>
      <text:p text:style-name="P53"><text:span text:style-name="symbol0_5f_bash">Please enter your password:</text:span></text:p>
      <text:p text:style-name="P53"><text:span text:style-name="symbol0_5f_bash">&gt; abcd</text:span></text:p>
      <text:p text:style-name="P53"><text:span text:style-name="symbol0_5f_bash">Connecting to server</text:span></text:p>
      <text:p text:style-name="P53"><text:span text:style-name="symbol0_5f_bash"><text:tab/><text:tab/>Loading</text:span></text:p>
      <text:p text:style-name="P53"><text:span text:style-name="symbol0_5f_bash">[&gt; <text:s text:c="48"/>] 0%</text:span></text:p>
      <text:p text:style-name="P53"><text:span text:style-name="symbol0_5f_bash">[==&gt; <text:s text:c="46"/>] 4%</text:span></text:p>
      <text:p text:style-name="P53"><text:span text:style-name="symbol0_5f_bash">[====&gt; <text:s text:c="44"/>] 8%</text:span></text:p>
      <text:p text:style-name="P53"><text:span text:style-name="symbol0_5f_bash">[======&gt; <text:s text:c="42"/>] 12%</text:span></text:p>
      <text:p text:style-name="P53"><text:span text:style-name="symbol0_5f_bash">[========&gt; <text:s text:c="40"/>] 16%</text:span></text:p>
      <text:p text:style-name="P53"><text:span text:style-name="symbol0_5f_bash">[==========&gt; <text:s text:c="38"/>] 20%</text:span></text:p>
      <text:p text:style-name="P53"><text:span text:style-name="symbol0_5f_bash">[============&gt; <text:s text:c="36"/>] 24%</text:span></text:p>
      <text:p text:style-name="P53"><text:span text:style-name="symbol0_5f_bash">[==============&gt; <text:s text:c="34"/>] 28%</text:span></text:p>
      <text:p text:style-name="P53"><text:span text:style-name="symbol0_5f_bash">[================&gt; <text:s text:c="32"/>] 32%</text:span></text:p>
      <text:p text:style-name="P53"><text:span text:style-name="symbol0_5f_bash">[==================&gt; <text:s text:c="30"/>] 36%</text:span></text:p>
      <text:p text:style-name="P53"><text:span text:style-name="symbol0_5f_bash">[====================&gt; <text:s text:c="28"/>] 40%</text:span></text:p>
      <text:p text:style-name="P53"><text:span text:style-name="symbol0_5f_bash">[======================&gt; <text:s text:c="26"/>] 44%</text:span></text:p>
      <text:p text:style-name="P53"><text:span text:style-name="symbol0_5f_bash">[========================&gt; <text:s text:c="24"/>] 48%</text:span></text:p>
      <text:p text:style-name="P53"><text:span text:style-name="symbol0_5f_bash">[==========================&gt; <text:s text:c="22"/>] 52%</text:span></text:p>
      <text:p text:style-name="P53"><text:span text:style-name="symbol0_5f_bash">[============================&gt; <text:s text:c="20"/>] 56%</text:span></text:p>
      <text:p text:style-name="P53"><text:span text:style-name="symbol0_5f_bash">[==============================&gt; <text:s text:c="18"/>] 60%</text:span></text:p>
      <text:p text:style-name="P53"><text:soft-page-break/><text:span text:style-name="symbol0_5f_bash">[================================&gt; <text:s text:c="16"/>] 64%</text:span></text:p>
      <text:p text:style-name="P53"><text:span text:style-name="symbol0_5f_bash">[==================================&gt; <text:s text:c="14"/>] 68%</text:span></text:p>
      <text:p text:style-name="P53"><text:span text:style-name="symbol0_5f_bash">[====================================&gt; <text:s text:c="12"/>] 72%</text:span></text:p>
      <text:p text:style-name="P53"><text:span text:style-name="symbol0_5f_bash">[======================================&gt; <text:s text:c="10"/>] 76%</text:span></text:p>
      <text:p text:style-name="P53"><text:span text:style-name="symbol0_5f_bash">[========================================&gt; <text:s text:c="8"/>] 80%</text:span></text:p>
      <text:p text:style-name="P53"><text:span text:style-name="symbol0_5f_bash">[==========================================&gt; <text:s text:c="6"/>] 84%</text:span></text:p>
      <text:p text:style-name="P53"><text:span text:style-name="symbol0_5f_bash">[============================================&gt; <text:s text:c="4"/>] 88%</text:span></text:p>
      <text:p text:style-name="P53"><text:span text:style-name="symbol0_5f_bash">[==============================================&gt; <text:s text:c="2"/>] 92%</text:span></text:p>
      <text:p text:style-name="P53"><text:span text:style-name="symbol0_5f_bash">[================================================&gt; ] 96%</text:span></text:p>
      <text:p text:style-name="P53"><text:span text:style-name="symbol0_5f_bash">[==================================================] 100%</text:span></text:p>
      <text:p text:style-name="P53"><text:span text:style-name="symbol0_5f_bash"><text:tab/><text:tab/> Main menu</text:span></text:p>
      <text:p text:style-name="P53"><text:span text:style-name="symbol0_5f_bash"><text:tab/> List of commands</text:span></text:p>
      <text:p text:style-name="P53"><text:span text:style-name="symbol0_5f_bash">1) rules</text:span></text:p>
      <text:p text:style-name="P53"><text:span text:style-name="symbol0_5f_bash">2) create $table_name $game_word</text:span></text:p>
      <text:p text:style-name="P53"><text:span text:style-name="symbol0_5f_bash">3) connect $table_name</text:span></text:p>
      <text:p text:style-name="P53"><text:span text:style-name="symbol0_5f_bash">4) quit</text:span></text:p>
      <text:p text:style-name="P53"><text:span text:style-name="symbol0_5f_bash">&gt; connect abcd</text:span></text:p>
      <text:p text:style-name="P53"><text:span text:style-name="symbol0_5f_bash"><text:tab/><text:tab/>Loading</text:span></text:p>
      <text:p text:style-name="P53"><text:span text:style-name="symbol0_5f_bash">[&gt; <text:s text:c="48"/>] 0%</text:span></text:p>
      <text:p text:style-name="P53"><text:span text:style-name="symbol0_5f_bash">[==&gt; <text:s text:c="46"/>] 4%</text:span></text:p>
      <text:p text:style-name="P53"><text:span text:style-name="symbol0_5f_bash">[====&gt; <text:s text:c="44"/>] 8%</text:span></text:p>
      <text:p text:style-name="P53"><text:span text:style-name="symbol0_5f_bash">[======&gt; <text:s text:c="42"/>] 12%</text:span></text:p>
      <text:p text:style-name="P53"><text:span text:style-name="symbol0_5f_bash">[========&gt; <text:s text:c="40"/>] 16%</text:span></text:p>
      <text:p text:style-name="P53"><text:span text:style-name="symbol0_5f_bash">[==========&gt; <text:s text:c="38"/>] 20%</text:span></text:p>
      <text:p text:style-name="P53"><text:span text:style-name="symbol0_5f_bash">[============&gt; <text:s text:c="36"/>] 24%</text:span></text:p>
      <text:p text:style-name="P53"><text:span text:style-name="symbol0_5f_bash">[==============&gt; <text:s text:c="34"/>] 28%</text:span></text:p>
      <text:p text:style-name="P53"><text:span text:style-name="symbol0_5f_bash">[================&gt; <text:s text:c="32"/>] 32%</text:span></text:p>
      <text:p text:style-name="P53"><text:span text:style-name="symbol0_5f_bash">[==================&gt; <text:s text:c="30"/>] 36%</text:span></text:p>
      <text:p text:style-name="P53"><text:span text:style-name="symbol0_5f_bash">[====================&gt; <text:s text:c="28"/>] 40%</text:span></text:p>
      <text:p text:style-name="P53"><text:span text:style-name="symbol0_5f_bash">[======================&gt; <text:s text:c="26"/>] 44%</text:span></text:p>
      <text:p text:style-name="P53"><text:span text:style-name="symbol0_5f_bash">[========================&gt; <text:s text:c="24"/>] 48%</text:span></text:p>
      <text:p text:style-name="P53"><text:span text:style-name="symbol0_5f_bash">[==========================&gt; <text:s text:c="22"/>] 52%</text:span></text:p>
      <text:p text:style-name="P53"><text:span text:style-name="symbol0_5f_bash">[============================&gt; <text:s text:c="20"/>] 56%</text:span></text:p>
      <text:p text:style-name="P53"><text:span text:style-name="symbol0_5f_bash">[==============================&gt; <text:s text:c="18"/>] 60%</text:span></text:p>
      <text:p text:style-name="P53"><text:span text:style-name="symbol0_5f_bash">[================================&gt; <text:s text:c="16"/>] 64%</text:span></text:p>
      <text:p text:style-name="P53"><text:span text:style-name="symbol0_5f_bash">[==================================&gt; <text:s text:c="14"/>] 68%</text:span></text:p>
      <text:p text:style-name="P53"><text:span text:style-name="symbol0_5f_bash">[====================================&gt; <text:s text:c="12"/>] 72%</text:span></text:p>
      <text:p text:style-name="P53"><text:span text:style-name="symbol0_5f_bash">[======================================&gt; <text:s text:c="10"/>] 76%</text:span></text:p>
      <text:p text:style-name="P53"><text:span text:style-name="symbol0_5f_bash">[========================================&gt; <text:s text:c="8"/>] 80%</text:span></text:p>
      <text:p text:style-name="P53"><text:span text:style-name="symbol0_5f_bash">[==========================================&gt; <text:s text:c="6"/>] 84%</text:span></text:p>
      <text:p text:style-name="P53"><text:span text:style-name="symbol0_5f_bash">[============================================&gt; <text:s text:c="4"/>] 88%</text:span></text:p>
      <text:p text:style-name="P53"><text:span text:style-name="symbol0_5f_bash">[==============================================&gt; <text:s text:c="2"/>] 92%</text:span></text:p>
      <text:p text:style-name="P53"><text:soft-page-break/><text:span text:style-name="symbol0_5f_bash">[================================================&gt; ] 96%</text:span></text:p>
      <text:p text:style-name="P53"><text:span text:style-name="symbol0_5f_bash">[==================================================] 100%</text:span></text:p>
      <text:p text:style-name="P53"><text:span text:style-name="symbol0_5f_bash"/></text:p>
      <text:p text:style-name="P53"><text:span text:style-name="symbol0_5f_bash">Welcome to the game abcd</text:span></text:p>
      <text:p text:style-name="P53"><text:span text:style-name="symbol0_5f_bash">Make your guesses with the command "maybe $word"</text:span></text:p>
      <text:p text:style-name="P53"><text:span text:style-name="symbol0_5f_bash">b&gt;maybe b</text:span></text:p>
      <text:p text:style-name="P53"><text:span text:style-name="symbol0_5f_bash">&gt; leave</text:span></text:p>
      <text:p text:style-name="P53"><text:span text:style-name="symbol0_5f_bash"><text:tab/><text:tab/> Main menu</text:span></text:p>
      <text:p text:style-name="P53"><text:span text:style-name="symbol0_5f_bash"><text:tab/> List of commands</text:span></text:p>
      <text:p text:style-name="P53"><text:span text:style-name="symbol0_5f_bash">1) rules</text:span></text:p>
      <text:p text:style-name="P53"><text:span text:style-name="symbol0_5f_bash">2) create $table_name $game_word</text:span></text:p>
      <text:p text:style-name="P53"><text:span text:style-name="symbol0_5f_bash">3) connect $table_name</text:span></text:p>
      <text:p text:style-name="P53"><text:span text:style-name="symbol0_5f_bash">4) quit</text:span></text:p>
      <text:p text:style-name="P53"><text:span text:style-name="symbol0_5f_bash">&gt; quit</text:span></text:p>
      <text:p text:style-name="P53"><text:span text:style-name="symbol0_5f_bash">Thank you for game. Come to us later</text:span></text:p>
      <text:p text:style-name="P53"><text:span text:style-name="symbol0_5f_bash">[yadroff@fedora build]$ ./client</text:span></text:p>
      <text:p text:style-name="P53"><text:span text:style-name="symbol0_5f_bash"><text:tab/><text:tab/><text:tab/>Hello! Welcome to the game "Bulls and cows".</text:span></text:p>
      <text:p text:style-name="P53"><text:span text:style-name="symbol0_5f_bash">Have you already account in this game?</text:span></text:p>
      <text:p text:style-name="P53"><text:span text:style-name="symbol0_5f_bash"><text:s/>Answer: "yes" or "no"</text:span></text:p>
      <text:p text:style-name="P53"><text:span text:style-name="symbol0_5f_bash">&gt; yes</text:span></text:p>
      <text:p text:style-name="P53"><text:span text:style-name="symbol0_5f_bash">Please enter your login:</text:span></text:p>
      <text:p text:style-name="P53"><text:span text:style-name="symbol0_5f_bash">&gt; Yadroff</text:span></text:p>
      <text:p text:style-name="P53"><text:span text:style-name="symbol0_5f_bash">Please enter your password:</text:span></text:p>
      <text:p text:style-name="P53"><text:span text:style-name="symbol0_5f_bash">&gt; qwerty</text:span></text:p>
      <text:p text:style-name="P53"><text:span text:style-name="symbol0_5f_bash">Connecting to server</text:span></text:p>
      <text:p text:style-name="P53"><text:span text:style-name="symbol0_5f_bash"><text:tab/><text:tab/>Loading</text:span></text:p>
      <text:p text:style-name="P53"><text:span text:style-name="symbol0_5f_bash">[&gt; <text:s text:c="48"/>] 0%</text:span></text:p>
      <text:p text:style-name="P53"><text:span text:style-name="symbol0_5f_bash">[==&gt; <text:s text:c="46"/>] 4%</text:span></text:p>
      <text:p text:style-name="P53"><text:span text:style-name="symbol0_5f_bash">[====&gt; <text:s text:c="44"/>] 8%</text:span></text:p>
      <text:p text:style-name="P53"><text:span text:style-name="symbol0_5f_bash">[======&gt; <text:s text:c="42"/>] 12%</text:span></text:p>
      <text:p text:style-name="P53"><text:span text:style-name="symbol0_5f_bash">[========&gt; <text:s text:c="40"/>] 16%</text:span></text:p>
      <text:p text:style-name="P53"><text:span text:style-name="symbol0_5f_bash">[==========&gt; <text:s text:c="38"/>] 20%</text:span></text:p>
      <text:p text:style-name="P53"><text:span text:style-name="symbol0_5f_bash">[============&gt; <text:s text:c="36"/>] 24%</text:span></text:p>
      <text:p text:style-name="P53"><text:span text:style-name="symbol0_5f_bash">[==============&gt; <text:s text:c="34"/>] 28%</text:span></text:p>
      <text:p text:style-name="P53"><text:span text:style-name="symbol0_5f_bash">[================&gt; <text:s text:c="32"/>] 32%</text:span></text:p>
      <text:p text:style-name="P53"><text:span text:style-name="symbol0_5f_bash">[==================&gt; <text:s text:c="30"/>] 36%</text:span></text:p>
      <text:p text:style-name="P53"><text:span text:style-name="symbol0_5f_bash">[====================&gt; <text:s text:c="28"/>] 40%</text:span></text:p>
      <text:p text:style-name="P53"><text:span text:style-name="symbol0_5f_bash">[======================&gt; <text:s text:c="26"/>] 44%</text:span></text:p>
      <text:p text:style-name="P53"><text:span text:style-name="symbol0_5f_bash">[========================&gt; <text:s text:c="24"/>] 48%</text:span></text:p>
      <text:p text:style-name="P53"><text:span text:style-name="symbol0_5f_bash">[==========================&gt; <text:s text:c="22"/>] 52%</text:span></text:p>
      <text:p text:style-name="P53"><text:span text:style-name="symbol0_5f_bash">[============================&gt; <text:s text:c="20"/>] 56%</text:span></text:p>
      <text:p text:style-name="P53"><text:span text:style-name="symbol0_5f_bash">[==============================&gt; <text:s text:c="18"/>] 60%</text:span></text:p>
      <text:p text:style-name="P53"><text:soft-page-break/><text:span text:style-name="symbol0_5f_bash">[================================&gt; <text:s text:c="16"/>] 64%</text:span></text:p>
      <text:p text:style-name="P53"><text:span text:style-name="symbol0_5f_bash">[==================================&gt; <text:s text:c="14"/>] 68%</text:span></text:p>
      <text:p text:style-name="P53"><text:span text:style-name="symbol0_5f_bash">[====================================&gt; <text:s text:c="12"/>] 72%</text:span></text:p>
      <text:p text:style-name="P53"><text:span text:style-name="symbol0_5f_bash">[======================================&gt; <text:s text:c="10"/>] 76%</text:span></text:p>
      <text:p text:style-name="P53"><text:span text:style-name="symbol0_5f_bash">[========================================&gt; <text:s text:c="8"/>] 80%</text:span></text:p>
      <text:p text:style-name="P53"><text:span text:style-name="symbol0_5f_bash">[==========================================&gt; <text:s text:c="6"/>] 84%</text:span></text:p>
      <text:p text:style-name="P53"><text:span text:style-name="symbol0_5f_bash">[============================================&gt; <text:s text:c="4"/>] 88%</text:span></text:p>
      <text:p text:style-name="P53"><text:span text:style-name="symbol0_5f_bash">[==============================================&gt; <text:s text:c="2"/>] 92%</text:span></text:p>
      <text:p text:style-name="P53"><text:span text:style-name="symbol0_5f_bash">[================================================&gt; ] 96%</text:span></text:p>
      <text:p text:style-name="P53"><text:span text:style-name="symbol0_5f_bash">[==================================================] 100%</text:span></text:p>
      <text:p text:style-name="P53"><text:span text:style-name="symbol0_5f_bash"><text:tab/><text:tab/> Main menu</text:span></text:p>
      <text:p text:style-name="P53"><text:span text:style-name="symbol0_5f_bash"><text:tab/> List of commands</text:span></text:p>
      <text:p text:style-name="P53"><text:span text:style-name="symbol0_5f_bash">1) rules</text:span></text:p>
      <text:p text:style-name="P53"><text:span text:style-name="symbol0_5f_bash">2) create $table_name $game_word</text:span></text:p>
      <text:p text:style-name="P53"><text:span text:style-name="symbol0_5f_bash">3) connect $table_name</text:span></text:p>
      <text:p text:style-name="P53"><text:span text:style-name="symbol0_5f_bash">4) quit</text:span></text:p>
      <text:p text:style-name="P53"><text:span text:style-name="symbol0_5f_bash">&gt; shut_down</text:span></text:p>
      <text:p text:style-name="P53"><text:span text:style-name="symbol0_5f_bash">Server will be turned off</text:span></text:p>
      <text:p text:style-name="P53"><text:span text:style-name="symbol0_5f_bash"/></text:p>
      <text:p text:style-name="P53"><text:span text:style-name="symbol0_5f_bash">SERVER CLOSED</text:span></text:p>
      <text:p text:style-name="P27"/>
      <text:p text:style-name="P14">Выводы</text:p>
      <text:p text:style-name="P15"/>
      <text:p text:style-name="P51">Именнованные пайпы хорошо справляются со своей задачей коммуникации между процессами. По моему скромному мнению это один из лучших способов коммуникации в виду его простоты. Был получен опыт разработки консольно<text:span text:style-name="T17">й клиент-серверной игры. Благодаря этому я понимаю, как происходит процесс общения между клиентом и сервер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, monospace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  <style:font-face style:name="sans-serif" svg:font-family="sans-serif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number_5f_bash" style:display-name="number_bash" style:family="text">
      <style:text-properties fo:color="#000000" loext:opacity="100%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keyword0_5f_bash" style:display-name="keyword0_bash" style:family="text">
      <style:text-properties fo:color="#000000" loext:opacity="100%" fo:font-style="normal" fo:font-weight="bold"/>
    </style:style>
    <style:style style:name="string_5f_bash" style:display-name="string_bash" style:family="text">
      <style:text-properties fo:color="#ff0000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28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2-01-07T14:58:15.531137628</dc:date>
    <meta:editing-cycles>11</meta:editing-cycles>
    <meta:editing-duration>PT26M7S</meta:editing-duration>
    <meta:generator>LibreOffice/7.2.4.1$Linux_X86_64 LibreOffice_project/20$Build-1</meta:generator>
    <meta:document-statistic meta:table-count="0" meta:image-count="0" meta:object-count="0" meta:page-count="28" meta:paragraph-count="840" meta:word-count="3255" meta:character-count="30243" meta:non-whitespace-character-count="2133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